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6508in"/>
    </style:style>
    <style:style style:name="co9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ackground-color="#ffccff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66ffff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0.06pt solid #000000" fo:background-color="#ccff00" style:text-align-source="fix" style:repeat-content="false" fo:border-left="none" fo:border-right="none" fo:border-top="none"/>
      <style:paragraph-properties fo:text-align="start" fo:margin-left="0in"/>
    </style:style>
    <style:style style:name="ce16" style:family="table-cell" style:parent-style-name="Default">
      <style:table-cell-properties fo:background-color="#ff6666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ccff" style:text-align-source="fix" style:repeat-content="false"/>
      <style:paragraph-properties fo:text-align="start" fo:margin-left="0in"/>
    </style:style>
    <style:style style:name="ce21" style:family="table-cell" style:parent-style-name="Default" style:data-style-name="N2">
      <style:table-cell-properties fo:background-color="#ccff00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2">
      <style:table-cell-properties fo:border-bottom="0.06pt solid #000000" fo:background-color="#ccff00" style:text-align-source="fix" style:repeat-content="false" fo:border-left="none" fo:border-right="none" fo:border-top="none"/>
      <style:paragraph-properties fo:text-align="start" fo:margin-left="0in"/>
    </style:style>
    <style:style style:name="ce23" style:family="table-cell" style:parent-style-name="Default" style:data-style-name="N2">
      <style:table-cell-properties fo:background-color="#66ffff" style:text-align-source="fix" style:repeat-content="false"/>
      <style:paragraph-properties fo:text-align="start" fo:margin-left="0in"/>
    </style:style>
    <style:style style:name="ce24" style:family="table-cell" style:parent-style-name="Default" style:data-style-name="N2">
      <style:table-cell-properties fo:background-color="#ff6666" style:text-align-source="fix" style:repeat-content="false"/>
      <style:paragraph-properties fo:text-align="start" fo:margin-left="0in"/>
    </style:style>
    <style:style style:name="ce25" style:family="table-cell" style:parent-style-name="Default" style:data-style-name="N2">
      <style:table-cell-properties fo:background-color="#6666ff" style:text-align-source="fix" style:repeat-content="false"/>
      <style:paragraph-properties fo:text-align="start" fo:margin-left="0in"/>
    </style:style>
    <style:style style:name="ce26" style:family="table-cell" style:parent-style-name="Default" style:data-style-name="N2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start" fo:margin-left="0in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ff00ff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ff8080" style:text-align-source="fix" style:repeat-content="false"/>
      <style:paragraph-properties fo:text-align="start" fo:margin-left="0in"/>
    </style:style>
    <style:style style:name="ce32" style:family="table-cell" style:parent-style-name="Default" style:data-style-name="N2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ffccff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22">
      <style:table-cell-properties fo:background-color="#66ffff"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22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start" fo:margin-left="0in"/>
    </style:style>
    <style:style style:name="ce36" style:family="table-cell" style:parent-style-name="Default" style:data-style-name="N2">
      <style:table-cell-properties fo:background-color="#ccccff" style:text-align-source="fix" style:repeat-content="false"/>
      <style:paragraph-properties fo:text-align="start" fo:margin-left="0in"/>
    </style:style>
    <style:style style:name="ce37" style:family="table-cell" style:parent-style-name="Default" style:data-style-name="N2">
      <style:table-cell-properties fo:background-color="#ff00ff" style:text-align-source="fix" style:repeat-content="false"/>
      <style:paragraph-properties fo:text-align="start" fo:margin-left="0in"/>
    </style:style>
    <style:style style:name="ce38" style:family="table-cell" style:parent-style-name="Default" style:data-style-name="N2">
      <style:table-cell-properties fo:background-color="#ff8080" style:text-align-source="fix" style:repeat-content="false"/>
      <style:paragraph-properties fo:text-align="start" fo:margin-left="0in"/>
    </style:style>
  </office:automatic-styles>
  <office:body>
    <office:spreadsheet>
      <table:table table:name="Multiple QTL Mapping Resul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interval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QTL</text:p>
          </table:table-cell>
          <table:table-cell office:value-type="string" calcext:value-type="string">
            <text:p>mapping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convexHull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7288688_SNP</text:p>
          </table:table-cell>
          <table:table-cell office:value-type="float" office:value="7" calcext:value-type="float">
            <text:p>7</text:p>
          </table:table-cell>
          <table:table-cell office:value-type="float" office:value="59.35286" calcext:value-type="float">
            <text:p>59.35286</text:p>
          </table:table-cell>
          <table:table-cell office:value-type="float" office:value="1.776617" calcext:value-type="float">
            <text:p>1.776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4.019853" calcext:value-type="float">
            <text:p>4.019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60470668_SNP</text:p>
          </table:table-cell>
          <table:table-cell office:value-type="float" office:value="7" calcext:value-type="float">
            <text:p>7</text:p>
          </table:table-cell>
          <table:table-cell office:value-type="float" office:value="78.54984" calcext:value-type="float">
            <text:p>78.54984</text:p>
          </table:table-cell>
          <table:table-cell office:value-type="float" office:value="1.539377" calcext:value-type="float">
            <text:p>1.5393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061840_SNP</text:p>
          </table:table-cell>
          <table:table-cell office:value-type="float" office:value="10" calcext:value-type="float">
            <text:p>10</text:p>
          </table:table-cell>
          <table:table-cell office:value-type="float" office:value="35.07126" calcext:value-type="float">
            <text:p>35.07126</text:p>
          </table:table-cell>
          <table:table-cell office:value-type="float" office:value="2.500353" calcext:value-type="float">
            <text:p>2.500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630305_SNP</text:p>
          </table:table-cell>
          <table:table-cell office:value-type="float" office:value="10" calcext:value-type="float">
            <text:p>10</text:p>
          </table:table-cell>
          <table:table-cell office:value-type="float" office:value="38.81872" calcext:value-type="float">
            <text:p>38.81872</text:p>
          </table:table-cell>
          <table:table-cell office:value-type="float" office:value="4.863741" calcext:value-type="float">
            <text:p>4.863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2.160585" calcext:value-type="float">
            <text:p>2.16058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convexHull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6.324753" calcext:value-type="float">
            <text:p>6.324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31468_indel</text:p>
          </table:table-cell>
          <table:table-cell office:value-type="float" office:value="7" calcext:value-type="float">
            <text:p>7</text:p>
          </table:table-cell>
          <table:table-cell office:value-type="float" office:value="72.89667" calcext:value-type="float">
            <text:p>72.89667</text:p>
          </table:table-cell>
          <table:table-cell office:value-type="float" office:value="8.720374" calcext:value-type="float">
            <text:p>8.720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416478" calcext:value-type="float">
            <text:p>5.416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1.743635" calcext:value-type="float">
            <text:p>1.743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3.887663" calcext:value-type="float">
            <text:p>3.887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73062" calcext:value-type="float">
            <text:p>1.7306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convexHull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8.50869" calcext:value-type="float">
            <text:p>8.50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31468_indel</text:p>
          </table:table-cell>
          <table:table-cell office:value-type="float" office:value="7" calcext:value-type="float">
            <text:p>7</text:p>
          </table:table-cell>
          <table:table-cell office:value-type="float" office:value="72.89667" calcext:value-type="float">
            <text:p>72.89667</text:p>
          </table:table-cell>
          <table:table-cell office:value-type="float" office:value="10.868478" calcext:value-type="float">
            <text:p>10.868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7.171909" calcext:value-type="float">
            <text:p>7.1719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1.788891" calcext:value-type="float">
            <text:p>1.788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241482_SNP</text:p>
          </table:table-cell>
          <table:table-cell office:value-type="float" office:value="10" calcext:value-type="float">
            <text:p>10</text:p>
          </table:table-cell>
          <table:table-cell office:value-type="float" office:value="76.37291" calcext:value-type="float">
            <text:p>76.37291</text:p>
          </table:table-cell>
          <table:table-cell office:value-type="float" office:value="3.945014" calcext:value-type="float">
            <text:p>3.945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787894" calcext:value-type="float">
            <text:p>1.78789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convexHull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051509_SNP</text:p>
          </table:table-cell>
          <table:table-cell office:value-type="float" office:value="7" calcext:value-type="float">
            <text:p>7</text:p>
          </table:table-cell>
          <table:table-cell office:value-type="float" office:value="68.20711" calcext:value-type="float">
            <text:p>68.20711</text:p>
          </table:table-cell>
          <table:table-cell office:value-type="float" office:value="6.765396" calcext:value-type="float">
            <text:p>6.76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533447_SNP</text:p>
          </table:table-cell>
          <table:table-cell office:value-type="float" office:value="7" calcext:value-type="float">
            <text:p>7</text:p>
          </table:table-cell>
          <table:table-cell office:value-type="float" office:value="71.97747" calcext:value-type="float">
            <text:p>71.97747</text:p>
          </table:table-cell>
          <table:table-cell office:value-type="float" office:value="9.669054" calcext:value-type="float">
            <text:p>9.669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6.740145" calcext:value-type="float">
            <text:p>6.740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6540182_indel</text:p>
          </table:table-cell>
          <table:table-cell office:value-type="float" office:value="10" calcext:value-type="float">
            <text:p>10</text:p>
          </table:table-cell>
          <table:table-cell office:value-type="float" office:value="44.20382" calcext:value-type="float">
            <text:p>44.20382</text:p>
          </table:table-cell>
          <table:table-cell office:value-type="float" office:value="1.560083" calcext:value-type="float">
            <text:p>1.560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241482_SNP</text:p>
          </table:table-cell>
          <table:table-cell office:value-type="float" office:value="10" calcext:value-type="float">
            <text:p>10</text:p>
          </table:table-cell>
          <table:table-cell office:value-type="float" office:value="76.37291" calcext:value-type="float">
            <text:p>76.37291</text:p>
          </table:table-cell>
          <table:table-cell office:value-type="float" office:value="3.954287" calcext:value-type="float">
            <text:p>3.954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940294" calcext:value-type="float">
            <text:p>1.94029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3.090981" calcext:value-type="float">
            <text:p>3.090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630305_SNP</text:p>
          </table:table-cell>
          <table:table-cell office:value-type="float" office:value="10" calcext:value-type="float">
            <text:p>10</text:p>
          </table:table-cell>
          <table:table-cell office:value-type="float" office:value="38.81872" calcext:value-type="float">
            <text:p>38.81872</text:p>
          </table:table-cell>
          <table:table-cell office:value-type="float" office:value="5.874536" calcext:value-type="float">
            <text:p>5.874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7591072_SNP</text:p>
          </table:table-cell>
          <table:table-cell office:value-type="float" office:value="10" calcext:value-type="float">
            <text:p>10</text:p>
          </table:table-cell>
          <table:table-cell office:value-type="float" office:value="49.27137" calcext:value-type="float">
            <text:p>49.27137</text:p>
          </table:table-cell>
          <table:table-cell office:value-type="float" office:value="3.311042" calcext:value-type="float">
            <text:p>3.31104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_65264119_SNP</text:p>
          </table:table-cell>
          <table:table-cell office:value-type="float" office:value="3" calcext:value-type="float">
            <text:p>3</text:p>
          </table:table-cell>
          <table:table-cell office:value-type="float" office:value="130.997" calcext:value-type="float">
            <text:p>130.997</text:p>
          </table:table-cell>
          <table:table-cell office:value-type="float" office:value="1.385952" calcext:value-type="float">
            <text:p>1.385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_66412646_SNP</text:p>
          </table:table-cell>
          <table:table-cell office:value-type="float" office:value="3" calcext:value-type="float">
            <text:p>3</text:p>
          </table:table-cell>
          <table:table-cell office:value-type="float" office:value="134.3554" calcext:value-type="float">
            <text:p>134.3554</text:p>
          </table:table-cell>
          <table:table-cell office:value-type="float" office:value="3.626559" calcext:value-type="float">
            <text:p>3.626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_69075110_indel</text:p>
          </table:table-cell>
          <table:table-cell office:value-type="float" office:value="3" calcext:value-type="float">
            <text:p>3</text:p>
          </table:table-cell>
          <table:table-cell office:value-type="float" office:value="139.9076" calcext:value-type="float">
            <text:p>139.9076</text:p>
          </table:table-cell>
          <table:table-cell office:value-type="float" office:value="1.544135" calcext:value-type="float">
            <text:p>1.5441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017959" calcext:value-type="float">
            <text:p>2.017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4.107348" calcext:value-type="float">
            <text:p>4.107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8595206_SNP</text:p>
          </table:table-cell>
          <table:table-cell office:value-type="float" office:value="10" calcext:value-type="float">
            <text:p>10</text:p>
          </table:table-cell>
          <table:table-cell office:value-type="float" office:value="57.42082" calcext:value-type="float">
            <text:p>57.42082</text:p>
          </table:table-cell>
          <table:table-cell office:value-type="float" office:value="1.728836" calcext:value-type="float">
            <text:p>1.72883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8852992_SNP</text:p>
          </table:table-cell>
          <table:table-cell office:value-type="float" office:value="7" calcext:value-type="float">
            <text:p>7</text:p>
          </table:table-cell>
          <table:table-cell office:value-type="float" office:value="67.18006" calcext:value-type="float">
            <text:p>67.18006</text:p>
          </table:table-cell>
          <table:table-cell office:value-type="float" office:value="2.70672" calcext:value-type="float">
            <text:p>2.70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533447_SNP</text:p>
          </table:table-cell>
          <table:table-cell office:value-type="float" office:value="7" calcext:value-type="float">
            <text:p>7</text:p>
          </table:table-cell>
          <table:table-cell office:value-type="float" office:value="71.97747" calcext:value-type="float">
            <text:p>71.97747</text:p>
          </table:table-cell>
          <table:table-cell office:value-type="float" office:value="4.863404" calcext:value-type="float">
            <text:p>4.863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60945971_SNP</text:p>
          </table:table-cell>
          <table:table-cell office:value-type="float" office:value="7" calcext:value-type="float">
            <text:p>7</text:p>
          </table:table-cell>
          <table:table-cell office:value-type="float" office:value="79.46802" calcext:value-type="float">
            <text:p>79.46802</text:p>
          </table:table-cell>
          <table:table-cell office:value-type="float" office:value="2.621588" calcext:value-type="float">
            <text:p>2.62158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0097072_SNP</text:p>
          </table:table-cell>
          <table:table-cell office:value-type="float" office:value="6" calcext:value-type="float">
            <text:p>6</text:p>
          </table:table-cell>
          <table:table-cell office:value-type="float" office:value="26.22316" calcext:value-type="float">
            <text:p>26.22316</text:p>
          </table:table-cell>
          <table:table-cell office:value-type="float" office:value="1.803159" calcext:value-type="float">
            <text:p>1.803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4369358_SNP</text:p>
          </table:table-cell>
          <table:table-cell office:value-type="float" office:value="6" calcext:value-type="float">
            <text:p>6</text:p>
          </table:table-cell>
          <table:table-cell office:value-type="float" office:value="34.48329" calcext:value-type="float">
            <text:p>34.48329</text:p>
          </table:table-cell>
          <table:table-cell office:value-type="float" office:value="4.2049" calcext:value-type="float">
            <text:p>4.2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7419607_SNP</text:p>
          </table:table-cell>
          <table:table-cell office:value-type="float" office:value="6" calcext:value-type="float">
            <text:p>6</text:p>
          </table:table-cell>
          <table:table-cell office:value-type="float" office:value="45.93241" calcext:value-type="float">
            <text:p>45.93241</text:p>
          </table:table-cell>
          <table:table-cell office:value-type="float" office:value="2.093131" calcext:value-type="float">
            <text:p>2.093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051509_SNP</text:p>
          </table:table-cell>
          <table:table-cell office:value-type="float" office:value="7" calcext:value-type="float">
            <text:p>7</text:p>
          </table:table-cell>
          <table:table-cell office:value-type="float" office:value="68.20711" calcext:value-type="float">
            <text:p>68.20711</text:p>
          </table:table-cell>
          <table:table-cell office:value-type="float" office:value="5.269497" calcext:value-type="float">
            <text:p>5.269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8.728711" calcext:value-type="float">
            <text:p>8.72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6.024588" calcext:value-type="float">
            <text:p>6.02458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plant_maxGeodesic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7288688_SNP</text:p>
          </table:table-cell>
          <table:table-cell office:value-type="float" office:value="7" calcext:value-type="float">
            <text:p>7</text:p>
          </table:table-cell>
          <table:table-cell office:value-type="float" office:value="59.35286" calcext:value-type="float">
            <text:p>59.35286</text:p>
          </table:table-cell>
          <table:table-cell office:value-type="float" office:value="1.661956" calcext:value-type="float">
            <text:p>1.661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3.936837" calcext:value-type="float">
            <text:p>3.936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60945971_SNP</text:p>
          </table:table-cell>
          <table:table-cell office:value-type="float" office:value="7" calcext:value-type="float">
            <text:p>7</text:p>
          </table:table-cell>
          <table:table-cell office:value-type="float" office:value="79.46802" calcext:value-type="float">
            <text:p>79.46802</text:p>
          </table:table-cell>
          <table:table-cell office:value-type="float" office:value="1.852374" calcext:value-type="float">
            <text:p>1.8523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714074" calcext:value-type="float">
            <text:p>2.714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6849217_SNP</text:p>
          </table:table-cell>
          <table:table-cell office:value-type="float" office:value="10" calcext:value-type="float">
            <text:p>10</text:p>
          </table:table-cell>
          <table:table-cell office:value-type="float" office:value="46.08512" calcext:value-type="float">
            <text:p>46.08512</text:p>
          </table:table-cell>
          <table:table-cell office:value-type="float" office:value="5.930168" calcext:value-type="float">
            <text:p>5.930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6968093_SNP</text:p>
          </table:table-cell>
          <table:table-cell office:value-type="float" office:value="10" calcext:value-type="float">
            <text:p>10</text:p>
          </table:table-cell>
          <table:table-cell office:value-type="float" office:value="46.29972" calcext:value-type="float">
            <text:p>46.29972</text:p>
          </table:table-cell>
          <table:table-cell office:value-type="float" office:value="5.930168" calcext:value-type="float">
            <text:p>5.93016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plant_maxGeodesic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5.135077" calcext:value-type="float">
            <text:p>5.135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7.372148" calcext:value-type="float">
            <text:p>7.372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136622" calcext:value-type="float">
            <text:p>5.1366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3.231829" calcext:value-type="float">
            <text:p>3.231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5.85522" calcext:value-type="float">
            <text:p>5.85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3.500758" calcext:value-type="float">
            <text:p>3.50075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plant_maxGeodesic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7.030784" calcext:value-type="float">
            <text:p>7.03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9.156705" calcext:value-type="float">
            <text:p>9.156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628181" calcext:value-type="float">
            <text:p>5.6281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2.470378" calcext:value-type="float">
            <text:p>2.470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4.703749" calcext:value-type="float">
            <text:p>4.703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2.615043" calcext:value-type="float">
            <text:p>2.61504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plant_maxGeodesic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066670_SNP</text:p>
          </table:table-cell>
          <table:table-cell office:value-type="float" office:value="4" calcext:value-type="float">
            <text:p>4</text:p>
          </table:table-cell>
          <table:table-cell office:value-type="float" office:value="109.7731" calcext:value-type="float">
            <text:p>109.7731</text:p>
          </table:table-cell>
          <table:table-cell office:value-type="float" office:value="2.40378" calcext:value-type="float">
            <text:p>2.40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906270_SNP</text:p>
          </table:table-cell>
          <table:table-cell office:value-type="float" office:value="4" calcext:value-type="float">
            <text:p>4</text:p>
          </table:table-cell>
          <table:table-cell office:value-type="float" office:value="115.9669" calcext:value-type="float">
            <text:p>115.9669</text:p>
          </table:table-cell>
          <table:table-cell office:value-type="float" office:value="4.575463" calcext:value-type="float">
            <text:p>4.575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3849561_SNP</text:p>
          </table:table-cell>
          <table:table-cell office:value-type="float" office:value="4" calcext:value-type="float">
            <text:p>4</text:p>
          </table:table-cell>
          <table:table-cell office:value-type="float" office:value="121.6734" calcext:value-type="float">
            <text:p>121.6734</text:p>
          </table:table-cell>
          <table:table-cell office:value-type="float" office:value="2.500444" calcext:value-type="float">
            <text:p>2.5004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5.950772" calcext:value-type="float">
            <text:p>5.950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8.163437" calcext:value-type="float">
            <text:p>8.16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383443" calcext:value-type="float">
            <text:p>5.38344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centroid_zCoord_minus_aabbMinZ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402285_SNP</text:p>
          </table:table-cell>
          <table:table-cell office:value-type="float" office:value="10" calcext:value-type="float">
            <text:p>10</text:p>
          </table:table-cell>
          <table:table-cell office:value-type="float" office:value="37.26301" calcext:value-type="float">
            <text:p>37.26301</text:p>
          </table:table-cell>
          <table:table-cell office:value-type="float" office:value="3.682287" calcext:value-type="float">
            <text:p>3.682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7478172_SNP</text:p>
          </table:table-cell>
          <table:table-cell office:value-type="float" office:value="10" calcext:value-type="float">
            <text:p>10</text:p>
          </table:table-cell>
          <table:table-cell office:value-type="float" office:value="48.26723" calcext:value-type="float">
            <text:p>48.26723</text:p>
          </table:table-cell>
          <table:table-cell office:value-type="float" office:value="6.595609" calcext:value-type="float">
            <text:p>6.595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49623780_SNP</text:p>
          </table:table-cell>
          <table:table-cell office:value-type="float" office:value="10" calcext:value-type="float">
            <text:p>10</text:p>
          </table:table-cell>
          <table:table-cell office:value-type="float" office:value="72.70959" calcext:value-type="float">
            <text:p>72.70959</text:p>
          </table:table-cell>
          <table:table-cell office:value-type="float" office:value="4.30705" calcext:value-type="float">
            <text:p>4.307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centroid_zCoord_minus_aabbMinZ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3.164826" calcext:value-type="float">
            <text:p>3.164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6.723591" calcext:value-type="float">
            <text:p>6.723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8206247_SNP</text:p>
          </table:table-cell>
          <table:table-cell office:value-type="float" office:value="10" calcext:value-type="float">
            <text:p>10</text:p>
          </table:table-cell>
          <table:table-cell office:value-type="float" office:value="56.37771" calcext:value-type="float">
            <text:p>56.37771</text:p>
          </table:table-cell>
          <table:table-cell office:value-type="float" office:value="4.565072" calcext:value-type="float">
            <text:p>4.56507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centroid_zCoord_minus_aabbMinZ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333339" calcext:value-type="float">
            <text:p>2.333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5.676659" calcext:value-type="float">
            <text:p>5.676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48939170_indel</text:p>
          </table:table-cell>
          <table:table-cell office:value-type="float" office:value="10" calcext:value-type="float">
            <text:p>10</text:p>
          </table:table-cell>
          <table:table-cell office:value-type="float" office:value="71.85471" calcext:value-type="float">
            <text:p>71.85471</text:p>
          </table:table-cell>
          <table:table-cell office:value-type="float" office:value="3.652278" calcext:value-type="float">
            <text:p>3.65227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total_surface_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061840_SNP</text:p>
          </table:table-cell>
          <table:table-cell office:value-type="float" office:value="10" calcext:value-type="float">
            <text:p>10</text:p>
          </table:table-cell>
          <table:table-cell office:value-type="float" office:value="35.07126" calcext:value-type="float">
            <text:p>35.07126</text:p>
          </table:table-cell>
          <table:table-cell office:value-type="float" office:value="1.21753" calcext:value-type="float">
            <text:p>1.21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6849217_SNP</text:p>
          </table:table-cell>
          <table:table-cell office:value-type="float" office:value="10" calcext:value-type="float">
            <text:p>10</text:p>
          </table:table-cell>
          <table:table-cell office:value-type="float" office:value="46.08512" calcext:value-type="float">
            <text:p>46.08512</text:p>
          </table:table-cell>
          <table:table-cell office:value-type="float" office:value="3.552654" calcext:value-type="float">
            <text:p>3.552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6968093_SNP</text:p>
          </table:table-cell>
          <table:table-cell office:value-type="float" office:value="10" calcext:value-type="float">
            <text:p>10</text:p>
          </table:table-cell>
          <table:table-cell office:value-type="float" office:value="46.29972" calcext:value-type="float">
            <text:p>46.29972</text:p>
          </table:table-cell>
          <table:table-cell office:value-type="float" office:value="3.552654" calcext:value-type="float">
            <text:p>3.552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1.433629" calcext:value-type="float">
            <text:p>1.43362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total_surface_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1.6506" calcext:value-type="float">
            <text:p>1.6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3.822648" calcext:value-type="float">
            <text:p>3.822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594178" calcext:value-type="float">
            <text:p>1.59417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total_surface_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stem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96794" calcext:value-type="float">
            <text:p>2.96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6.028294" calcext:value-type="float">
            <text:p>6.028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241482_SNP</text:p>
          </table:table-cell>
          <table:table-cell office:value-type="float" office:value="10" calcext:value-type="float">
            <text:p>10</text:p>
          </table:table-cell>
          <table:table-cell office:value-type="float" office:value="76.37291" calcext:value-type="float">
            <text:p>76.37291</text:p>
          </table:table-cell>
          <table:table-cell office:value-type="float" office:value="3.89146" calcext:value-type="float">
            <text:p>3.8914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stem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247105_SNP</text:p>
          </table:table-cell>
          <table:table-cell office:value-type="float" office:value="6" calcext:value-type="float">
            <text:p>6</text:p>
          </table:table-cell>
          <table:table-cell office:value-type="float" office:value="1.272634" calcext:value-type="float">
            <text:p>1.272634</text:p>
          </table:table-cell>
          <table:table-cell office:value-type="float" office:value="1.225099" calcext:value-type="float">
            <text:p>1.225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2667578_SNP</text:p>
          </table:table-cell>
          <table:table-cell office:value-type="float" office:value="6" calcext:value-type="float">
            <text:p>6</text:p>
          </table:table-cell>
          <table:table-cell office:value-type="float" office:value="31.040059" calcext:value-type="float">
            <text:p>31.040059</text:p>
          </table:table-cell>
          <table:table-cell office:value-type="float" office:value="4.205615" calcext:value-type="float">
            <text:p>4.205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6017027_SNP</text:p>
          </table:table-cell>
          <table:table-cell office:value-type="float" office:value="6" calcext:value-type="float">
            <text:p>6</text:p>
          </table:table-cell>
          <table:table-cell office:value-type="float" office:value="42.390913" calcext:value-type="float">
            <text:p>42.390913</text:p>
          </table:table-cell>
          <table:table-cell office:value-type="float" office:value="2.18315" calcext:value-type="float">
            <text:p>2.183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8476664_SNP</text:p>
          </table:table-cell>
          <table:table-cell office:value-type="float" office:value="7" calcext:value-type="float">
            <text:p>7</text:p>
          </table:table-cell>
          <table:table-cell office:value-type="float" office:value="65.64187" calcext:value-type="float">
            <text:p>65.64187</text:p>
          </table:table-cell>
          <table:table-cell office:value-type="float" office:value="1.494735" calcext:value-type="float">
            <text:p>1.494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31468_indel</text:p>
          </table:table-cell>
          <table:table-cell office:value-type="float" office:value="7" calcext:value-type="float">
            <text:p>7</text:p>
          </table:table-cell>
          <table:table-cell office:value-type="float" office:value="72.89667" calcext:value-type="float">
            <text:p>72.89667</text:p>
          </table:table-cell>
          <table:table-cell office:value-type="float" office:value="3.980007" calcext:value-type="float">
            <text:p>3.98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61098841_SNP</text:p>
          </table:table-cell>
          <table:table-cell office:value-type="float" office:value="7" calcext:value-type="float">
            <text:p>7</text:p>
          </table:table-cell>
          <table:table-cell office:value-type="float" office:value="80.58465" calcext:value-type="float">
            <text:p>80.58465</text:p>
          </table:table-cell>
          <table:table-cell office:value-type="float" office:value="1.408548" calcext:value-type="float">
            <text:p>1.4085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1.871519" calcext:value-type="float">
            <text:p>1.871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4.162355" calcext:value-type="float">
            <text:p>4.162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1.699744" calcext:value-type="float">
            <text:p>1.69974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stem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0097072_SNP</text:p>
          </table:table-cell>
          <table:table-cell office:value-type="float" office:value="6" calcext:value-type="float">
            <text:p>6</text:p>
          </table:table-cell>
          <table:table-cell office:value-type="float" office:value="26.22316" calcext:value-type="float">
            <text:p>26.22316</text:p>
          </table:table-cell>
          <table:table-cell office:value-type="float" office:value="2.9998" calcext:value-type="float">
            <text:p>2.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2771012_SNP</text:p>
          </table:table-cell>
          <table:table-cell office:value-type="float" office:value="6" calcext:value-type="float">
            <text:p>6</text:p>
          </table:table-cell>
          <table:table-cell office:value-type="float" office:value="31.59335" calcext:value-type="float">
            <text:p>31.59335</text:p>
          </table:table-cell>
          <table:table-cell office:value-type="float" office:value="5.597073" calcext:value-type="float">
            <text:p>5.597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4831606_SNP</text:p>
          </table:table-cell>
          <table:table-cell office:value-type="float" office:value="6" calcext:value-type="float">
            <text:p>6</text:p>
          </table:table-cell>
          <table:table-cell office:value-type="float" office:value="36.60582" calcext:value-type="float">
            <text:p>36.60582</text:p>
          </table:table-cell>
          <table:table-cell office:value-type="float" office:value="2.546614" calcext:value-type="float">
            <text:p>2.5466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051509_SNP</text:p>
          </table:table-cell>
          <table:table-cell office:value-type="float" office:value="7" calcext:value-type="float">
            <text:p>7</text:p>
          </table:table-cell>
          <table:table-cell office:value-type="float" office:value="68.20711" calcext:value-type="float">
            <text:p>68.20711</text:p>
          </table:table-cell>
          <table:table-cell office:value-type="float" office:value="4.824212" calcext:value-type="float">
            <text:p>4.824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847033_indel</text:p>
          </table:table-cell>
          <table:table-cell office:value-type="float" office:value="7" calcext:value-type="float">
            <text:p>7</text:p>
          </table:table-cell>
          <table:table-cell office:value-type="float" office:value="73.75578" calcext:value-type="float">
            <text:p>73.75578</text:p>
          </table:table-cell>
          <table:table-cell office:value-type="float" office:value="7.90221" calcext:value-type="float">
            <text:p>7.90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4.947333" calcext:value-type="float">
            <text:p>4.9473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stem_axisAligned_bbox_zDistance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0097072_SNP</text:p>
          </table:table-cell>
          <table:table-cell office:value-type="float" office:value="6" calcext:value-type="float">
            <text:p>6</text:p>
          </table:table-cell>
          <table:table-cell office:value-type="float" office:value="26.22316" calcext:value-type="float">
            <text:p>26.22316</text:p>
          </table:table-cell>
          <table:table-cell office:value-type="float" office:value="2.377423" calcext:value-type="float">
            <text:p>2.377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3304972_SNP</text:p>
          </table:table-cell>
          <table:table-cell office:value-type="float" office:value="6" calcext:value-type="float">
            <text:p>6</text:p>
          </table:table-cell>
          <table:table-cell office:value-type="float" office:value="32.6582" calcext:value-type="float">
            <text:p>32.6582</text:p>
          </table:table-cell>
          <table:table-cell office:value-type="float" office:value="4.879224" calcext:value-type="float">
            <text:p>4.879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4831606_SNP</text:p>
          </table:table-cell>
          <table:table-cell office:value-type="float" office:value="6" calcext:value-type="float">
            <text:p>6</text:p>
          </table:table-cell>
          <table:table-cell office:value-type="float" office:value="36.60582" calcext:value-type="float">
            <text:p>36.60582</text:p>
          </table:table-cell>
          <table:table-cell office:value-type="float" office:value="1.594342" calcext:value-type="float">
            <text:p>1.5943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7.600204" calcext:value-type="float">
            <text:p>7.60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9.80769" calcext:value-type="float">
            <text:p>9.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6.452767" calcext:value-type="float">
            <text:p>6.45276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leafAvg_345_angleAtFixedLength_76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8476664_SNP</text:p>
          </table:table-cell>
          <table:table-cell office:value-type="float" office:value="7" calcext:value-type="float">
            <text:p>7</text:p>
          </table:table-cell>
          <table:table-cell office:value-type="float" office:value="65.64187" calcext:value-type="float">
            <text:p>65.64187</text:p>
          </table:table-cell>
          <table:table-cell office:value-type="float" office:value="3.836121" calcext:value-type="float">
            <text:p>3.836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847033_indel</text:p>
          </table:table-cell>
          <table:table-cell office:value-type="float" office:value="7" calcext:value-type="float">
            <text:p>7</text:p>
          </table:table-cell>
          <table:table-cell office:value-type="float" office:value="73.75578" calcext:value-type="float">
            <text:p>73.75578</text:p>
          </table:table-cell>
          <table:table-cell office:value-type="float" office:value="6.889917" calcext:value-type="float">
            <text:p>6.889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867828_SNP</text:p>
          </table:table-cell>
          <table:table-cell office:value-type="float" office:value="7" calcext:value-type="float">
            <text:p>7</text:p>
          </table:table-cell>
          <table:table-cell office:value-type="float" office:value="73.86532" calcext:value-type="float">
            <text:p>73.86532</text:p>
          </table:table-cell>
          <table:table-cell office:value-type="float" office:value="6.889917" calcext:value-type="float">
            <text:p>6.889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60278391_SNP</text:p>
          </table:table-cell>
          <table:table-cell office:value-type="float" office:value="7" calcext:value-type="float">
            <text:p>7</text:p>
          </table:table-cell>
          <table:table-cell office:value-type="float" office:value="77.58514" calcext:value-type="float">
            <text:p>77.58514</text:p>
          </table:table-cell>
          <table:table-cell office:value-type="float" office:value="4.462746" calcext:value-type="float">
            <text:p>4.46274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leafAvg_345_angleAtFixedLength_76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_7112750_SNP</text:p>
          </table:table-cell>
          <table:table-cell office:value-type="float" office:value="3" calcext:value-type="float">
            <text:p>3</text:p>
          </table:table-cell>
          <table:table-cell office:value-type="float" office:value="42.58611" calcext:value-type="float">
            <text:p>42.58611</text:p>
          </table:table-cell>
          <table:table-cell office:value-type="float" office:value="2.123953" calcext:value-type="float">
            <text:p>2.12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_9609607_SNP</text:p>
          </table:table-cell>
          <table:table-cell office:value-type="float" office:value="3" calcext:value-type="float">
            <text:p>3</text:p>
          </table:table-cell>
          <table:table-cell office:value-type="float" office:value="57.53993" calcext:value-type="float">
            <text:p>57.53993</text:p>
          </table:table-cell>
          <table:table-cell office:value-type="float" office:value="4.125199" calcext:value-type="float">
            <text:p>4.125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_11463247_indel</text:p>
          </table:table-cell>
          <table:table-cell office:value-type="float" office:value="3" calcext:value-type="float">
            <text:p>3</text:p>
          </table:table-cell>
          <table:table-cell office:value-type="float" office:value="62.75943" calcext:value-type="float">
            <text:p>62.75943</text:p>
          </table:table-cell>
          <table:table-cell office:value-type="float" office:value="1.546577" calcext:value-type="float">
            <text:p>1.5465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51925155_SNP</text:p>
          </table:table-cell>
          <table:table-cell office:value-type="float" office:value="4" calcext:value-type="float">
            <text:p>4</text:p>
          </table:table-cell>
          <table:table-cell office:value-type="float" office:value="73.519" calcext:value-type="float">
            <text:p>73.519</text:p>
          </table:table-cell>
          <table:table-cell office:value-type="float" office:value="2.525139" calcext:value-type="float">
            <text:p>2.525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55312647_SNP</text:p>
          </table:table-cell>
          <table:table-cell office:value-type="float" office:value="4" calcext:value-type="float">
            <text:p>4</text:p>
          </table:table-cell>
          <table:table-cell office:value-type="float" office:value="85.30266" calcext:value-type="float">
            <text:p>85.30266</text:p>
          </table:table-cell>
          <table:table-cell office:value-type="float" office:value="4.557458" calcext:value-type="float">
            <text:p>4.55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56727509_SNP</text:p>
          </table:table-cell>
          <table:table-cell office:value-type="float" office:value="4" calcext:value-type="float">
            <text:p>4</text:p>
          </table:table-cell>
          <table:table-cell office:value-type="float" office:value="89.23559" calcext:value-type="float">
            <text:p>89.23559</text:p>
          </table:table-cell>
          <table:table-cell office:value-type="float" office:value="1.732802" calcext:value-type="float">
            <text:p>1.7328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505307_SNP</text:p>
          </table:table-cell>
          <table:table-cell office:value-type="float" office:value="7" calcext:value-type="float">
            <text:p>7</text:p>
          </table:table-cell>
          <table:table-cell office:value-type="float" office:value="71.35523" calcext:value-type="float">
            <text:p>71.35523</text:p>
          </table:table-cell>
          <table:table-cell office:value-type="float" office:value="8.538744" calcext:value-type="float">
            <text:p>8.538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10.743672" calcext:value-type="float">
            <text:p>10.743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7.233239" calcext:value-type="float">
            <text:p>7.23323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leafAvg_345_angleAtFixedLength_76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481526_SNP</text:p>
          </table:table-cell>
          <table:table-cell office:value-type="float" office:value="7" calcext:value-type="float">
            <text:p>7</text:p>
          </table:table-cell>
          <table:table-cell office:value-type="float" office:value="71.16906" calcext:value-type="float">
            <text:p>71.16906</text:p>
          </table:table-cell>
          <table:table-cell office:value-type="float" office:value="7.692321" calcext:value-type="float">
            <text:p>7.692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9.759813" calcext:value-type="float">
            <text:p>9.759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793529" calcext:value-type="float">
            <text:p>5.79352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leafAvg_345_angleAtFixedLength_76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5.52579" calcext:value-type="float">
            <text:p>5.52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8.137942" calcext:value-type="float">
            <text:p>8.137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122851" calcext:value-type="float">
            <text:p>5.12285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leafAvg_345_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125666_indel</text:p>
          </table:table-cell>
          <table:table-cell office:value-type="float" office:value="10" calcext:value-type="float">
            <text:p>10</text:p>
          </table:table-cell>
          <table:table-cell office:value-type="float" office:value="35.95015" calcext:value-type="float">
            <text:p>35.95015</text:p>
          </table:table-cell>
          <table:table-cell office:value-type="float" office:value="2.043613" calcext:value-type="float">
            <text:p>2.043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718670_SNP</text:p>
          </table:table-cell>
          <table:table-cell office:value-type="float" office:value="10" calcext:value-type="float">
            <text:p>10</text:p>
          </table:table-cell>
          <table:table-cell office:value-type="float" office:value="39.15109" calcext:value-type="float">
            <text:p>39.15109</text:p>
          </table:table-cell>
          <table:table-cell office:value-type="float" office:value="4.046522" calcext:value-type="float">
            <text:p>4.046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8595206_SNP</text:p>
          </table:table-cell>
          <table:table-cell office:value-type="float" office:value="10" calcext:value-type="float">
            <text:p>10</text:p>
          </table:table-cell>
          <table:table-cell office:value-type="float" office:value="57.42082" calcext:value-type="float">
            <text:p>57.42082</text:p>
          </table:table-cell>
          <table:table-cell office:value-type="float" office:value="1.684208" calcext:value-type="float">
            <text:p>1.68420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leafAvg_345_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066670_SNP</text:p>
          </table:table-cell>
          <table:table-cell office:value-type="float" office:value="4" calcext:value-type="float">
            <text:p>4</text:p>
          </table:table-cell>
          <table:table-cell office:value-type="float" office:value="109.7731" calcext:value-type="float">
            <text:p>109.7731</text:p>
          </table:table-cell>
          <table:table-cell office:value-type="float" office:value="1.854596" calcext:value-type="float">
            <text:p>1.854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889512_SNP</text:p>
          </table:table-cell>
          <table:table-cell office:value-type="float" office:value="4" calcext:value-type="float">
            <text:p>4</text:p>
          </table:table-cell>
          <table:table-cell office:value-type="float" office:value="115.8518" calcext:value-type="float">
            <text:p>115.8518</text:p>
          </table:table-cell>
          <table:table-cell office:value-type="float" office:value="3.895113" calcext:value-type="float">
            <text:p>3.89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906270_SNP</text:p>
          </table:table-cell>
          <table:table-cell office:value-type="float" office:value="4" calcext:value-type="float">
            <text:p>4</text:p>
          </table:table-cell>
          <table:table-cell office:value-type="float" office:value="115.9669" calcext:value-type="float">
            <text:p>115.9669</text:p>
          </table:table-cell>
          <table:table-cell office:value-type="float" office:value="3.895113" calcext:value-type="float">
            <text:p>3.89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4090182_SNP</text:p>
          </table:table-cell>
          <table:table-cell office:value-type="float" office:value="4" calcext:value-type="float">
            <text:p>4</text:p>
          </table:table-cell>
          <table:table-cell office:value-type="float" office:value="124.6526" calcext:value-type="float">
            <text:p>124.6526</text:p>
          </table:table-cell>
          <table:table-cell office:value-type="float" office:value="1.452431" calcext:value-type="float">
            <text:p>1.45243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leafAvg_345_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1226278_SNP</text:p>
          </table:table-cell>
          <table:table-cell office:value-type="float" office:value="10" calcext:value-type="float">
            <text:p>10</text:p>
          </table:table-cell>
          <table:table-cell office:value-type="float" office:value="4.385703" calcext:value-type="float">
            <text:p>4.385703</text:p>
          </table:table-cell>
          <table:table-cell office:value-type="float" office:value="1.923004" calcext:value-type="float">
            <text:p>1.92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2003120_SNP</text:p>
          </table:table-cell>
          <table:table-cell office:value-type="float" office:value="10" calcext:value-type="float">
            <text:p>10</text:p>
          </table:table-cell>
          <table:table-cell office:value-type="float" office:value="9.66047" calcext:value-type="float">
            <text:p>9.66047</text:p>
          </table:table-cell>
          <table:table-cell office:value-type="float" office:value="4.150053" calcext:value-type="float">
            <text:p>4.150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8206247_SNP</text:p>
          </table:table-cell>
          <table:table-cell office:value-type="float" office:value="10" calcext:value-type="float">
            <text:p>10</text:p>
          </table:table-cell>
          <table:table-cell office:value-type="float" office:value="56.377712" calcext:value-type="float">
            <text:p>56.377712</text:p>
          </table:table-cell>
          <table:table-cell office:value-type="float" office:value="1.927454" calcext:value-type="float">
            <text:p>1.92745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leafAvg_345_leng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57484208_SNP</text:p>
          </table:table-cell>
          <table:table-cell office:value-type="float" office:value="4" calcext:value-type="float">
            <text:p>4</text:p>
          </table:table-cell>
          <table:table-cell office:value-type="float" office:value="92.30818" calcext:value-type="float">
            <text:p>92.30818</text:p>
          </table:table-cell>
          <table:table-cell office:value-type="float" office:value="3.450409" calcext:value-type="float">
            <text:p>3.450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448585_indel</text:p>
          </table:table-cell>
          <table:table-cell office:value-type="float" office:value="4" calcext:value-type="float">
            <text:p>4</text:p>
          </table:table-cell>
          <table:table-cell office:value-type="float" office:value="112.36303" calcext:value-type="float">
            <text:p>112.36303</text:p>
          </table:table-cell>
          <table:table-cell office:value-type="float" office:value="5.558646" calcext:value-type="float">
            <text:p>5.558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3395714_SNP</text:p>
          </table:table-cell>
          <table:table-cell office:value-type="float" office:value="4" calcext:value-type="float">
            <text:p>4</text:p>
          </table:table-cell>
          <table:table-cell office:value-type="float" office:value="118.66989" calcext:value-type="float">
            <text:p>118.66989</text:p>
          </table:table-cell>
          <table:table-cell office:value-type="float" office:value="3.549691" calcext:value-type="float">
            <text:p>3.5496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1226278_SNP</text:p>
          </table:table-cell>
          <table:table-cell office:value-type="float" office:value="10" calcext:value-type="float">
            <text:p>10</text:p>
          </table:table-cell>
          <table:table-cell office:value-type="float" office:value="4.385703" calcext:value-type="float">
            <text:p>4.385703</text:p>
          </table:table-cell>
          <table:table-cell office:value-type="float" office:value="2.157494" calcext:value-type="float">
            <text:p>2.157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2003120_SNP</text:p>
          </table:table-cell>
          <table:table-cell office:value-type="float" office:value="10" calcext:value-type="float">
            <text:p>10</text:p>
          </table:table-cell>
          <table:table-cell office:value-type="float" office:value="9.66047" calcext:value-type="float">
            <text:p>9.66047</text:p>
          </table:table-cell>
          <table:table-cell office:value-type="float" office:value="4.551805" calcext:value-type="float">
            <text:p>4.551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8206247_SNP</text:p>
          </table:table-cell>
          <table:table-cell office:value-type="float" office:value="10" calcext:value-type="float">
            <text:p>10</text:p>
          </table:table-cell>
          <table:table-cell office:value-type="float" office:value="56.377712" calcext:value-type="float">
            <text:p>56.377712</text:p>
          </table:table-cell>
          <table:table-cell office:value-type="float" office:value="1.86032" calcext:value-type="float">
            <text:p>1.8603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leafAvg_345_wid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0890566_SNP</text:p>
          </table:table-cell>
          <table:table-cell office:value-type="float" office:value="4" calcext:value-type="float">
            <text:p>4</text:p>
          </table:table-cell>
          <table:table-cell office:value-type="float" office:value="105.0423" calcext:value-type="float">
            <text:p>105.0423</text:p>
          </table:table-cell>
          <table:table-cell office:value-type="float" office:value="1.252117" calcext:value-type="float">
            <text:p>1.252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599717_SNP</text:p>
          </table:table-cell>
          <table:table-cell office:value-type="float" office:value="4" calcext:value-type="float">
            <text:p>4</text:p>
          </table:table-cell>
          <table:table-cell office:value-type="float" office:value="113.8778" calcext:value-type="float">
            <text:p>113.8778</text:p>
          </table:table-cell>
          <table:table-cell office:value-type="float" office:value="3.837905" calcext:value-type="float">
            <text:p>3.837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4425951_SNP</text:p>
          </table:table-cell>
          <table:table-cell office:value-type="float" office:value="4" calcext:value-type="float">
            <text:p>4</text:p>
          </table:table-cell>
          <table:table-cell office:value-type="float" office:value="126.3435" calcext:value-type="float">
            <text:p>126.3435</text:p>
          </table:table-cell>
          <table:table-cell office:value-type="float" office:value="1.363061" calcext:value-type="float">
            <text:p>1.3630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48451963_SNP</text:p>
          </table:table-cell>
          <table:table-cell office:value-type="float" office:value="6" calcext:value-type="float">
            <text:p>6</text:p>
          </table:table-cell>
          <table:table-cell office:value-type="float" office:value="50.12789" calcext:value-type="float">
            <text:p>50.12789</text:p>
          </table:table-cell>
          <table:table-cell office:value-type="float" office:value="0.6070285" calcext:value-type="float">
            <text:p>0.6070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50972610_SNP</text:p>
          </table:table-cell>
          <table:table-cell office:value-type="float" office:value="6" calcext:value-type="float">
            <text:p>6</text:p>
          </table:table-cell>
          <table:table-cell office:value-type="float" office:value="59.87414" calcext:value-type="float">
            <text:p>59.87414</text:p>
          </table:table-cell>
          <table:table-cell office:value-type="float" office:value="3.4216035" calcext:value-type="float">
            <text:p>3.4216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55081291_SNP</text:p>
          </table:table-cell>
          <table:table-cell office:value-type="float" office:value="6" calcext:value-type="float">
            <text:p>6</text:p>
          </table:table-cell>
          <table:table-cell office:value-type="float" office:value="79.8193" calcext:value-type="float">
            <text:p>79.8193</text:p>
          </table:table-cell>
          <table:table-cell office:value-type="float" office:value="1.258163" calcext:value-type="float">
            <text:p>1.25816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leafAvg_345_width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0890566_SNP</text:p>
          </table:table-cell>
          <table:table-cell office:value-type="float" office:value="4" calcext:value-type="float">
            <text:p>4</text:p>
          </table:table-cell>
          <table:table-cell office:value-type="float" office:value="105.0423" calcext:value-type="float">
            <text:p>105.0423</text:p>
          </table:table-cell>
          <table:table-cell office:value-type="float" office:value="1.470654" calcext:value-type="float">
            <text:p>1.470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834413_SNP</text:p>
          </table:table-cell>
          <table:table-cell office:value-type="float" office:value="4" calcext:value-type="float">
            <text:p>4</text:p>
          </table:table-cell>
          <table:table-cell office:value-type="float" office:value="115.552" calcext:value-type="float">
            <text:p>115.552</text:p>
          </table:table-cell>
          <table:table-cell office:value-type="float" office:value="3.756531" calcext:value-type="float">
            <text:p>3.756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3749683_SNP</text:p>
          </table:table-cell>
          <table:table-cell office:value-type="float" office:value="4" calcext:value-type="float">
            <text:p>4</text:p>
          </table:table-cell>
          <table:table-cell office:value-type="float" office:value="120.7972" calcext:value-type="float">
            <text:p>120.7972</text:p>
          </table:table-cell>
          <table:table-cell office:value-type="float" office:value="1.656631" calcext:value-type="float">
            <text:p>1.65663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03_leafAvg_345_surface_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1769194_SNP</text:p>
          </table:table-cell>
          <table:table-cell office:value-type="float" office:value="10" calcext:value-type="float">
            <text:p>10</text:p>
          </table:table-cell>
          <table:table-cell office:value-type="float" office:value="8.118932" calcext:value-type="float">
            <text:p>8.118932</text:p>
          </table:table-cell>
          <table:table-cell office:value-type="float" office:value="1.3641264" calcext:value-type="float">
            <text:p>1.3641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5718670_SNP</text:p>
          </table:table-cell>
          <table:table-cell office:value-type="float" office:value="10" calcext:value-type="float">
            <text:p>10</text:p>
          </table:table-cell>
          <table:table-cell office:value-type="float" office:value="39.151086" calcext:value-type="float">
            <text:p>39.151086</text:p>
          </table:table-cell>
          <table:table-cell office:value-type="float" office:value="3.4077718" calcext:value-type="float">
            <text:p>3.4077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9860336_indel</text:p>
          </table:table-cell>
          <table:table-cell office:value-type="float" office:value="10" calcext:value-type="float">
            <text:p>10</text:p>
          </table:table-cell>
          <table:table-cell office:value-type="float" office:value="61.889355" calcext:value-type="float">
            <text:p>61.889355</text:p>
          </table:table-cell>
          <table:table-cell office:value-type="float" office:value="0.9287107" calcext:value-type="float">
            <text:p>0.928710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0_leafAvg_345_surface_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222789_SNP</text:p>
          </table:table-cell>
          <table:table-cell office:value-type="float" office:value="4" calcext:value-type="float">
            <text:p>4</text:p>
          </table:table-cell>
          <table:table-cell office:value-type="float" office:value="110.6239" calcext:value-type="float">
            <text:p>110.6239</text:p>
          </table:table-cell>
          <table:table-cell office:value-type="float" office:value="2.739003" calcext:value-type="float">
            <text:p>2.739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889512_SNP</text:p>
          </table:table-cell>
          <table:table-cell office:value-type="float" office:value="4" calcext:value-type="float">
            <text:p>4</text:p>
          </table:table-cell>
          <table:table-cell office:value-type="float" office:value="115.8518" calcext:value-type="float">
            <text:p>115.8518</text:p>
          </table:table-cell>
          <table:table-cell office:value-type="float" office:value="4.885721" calcext:value-type="float">
            <text:p>4.885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906270_SNP</text:p>
          </table:table-cell>
          <table:table-cell office:value-type="float" office:value="4" calcext:value-type="float">
            <text:p>4</text:p>
          </table:table-cell>
          <table:table-cell office:value-type="float" office:value="115.9669" calcext:value-type="float">
            <text:p>115.9669</text:p>
          </table:table-cell>
          <table:table-cell office:value-type="float" office:value="4.885721" calcext:value-type="float">
            <text:p>4.885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3907675_SNP</text:p>
          </table:table-cell>
          <table:table-cell office:value-type="float" office:value="4" calcext:value-type="float">
            <text:p>4</text:p>
          </table:table-cell>
          <table:table-cell office:value-type="float" office:value="122.5128" calcext:value-type="float">
            <text:p>122.5128</text:p>
          </table:table-cell>
          <table:table-cell office:value-type="float" office:value="2.677952" calcext:value-type="float">
            <text:p>2.67795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15_leafAvg_345_surface_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0890566_SNP</text:p>
          </table:table-cell>
          <table:table-cell office:value-type="float" office:value="4" calcext:value-type="float">
            <text:p>4</text:p>
          </table:table-cell>
          <table:table-cell office:value-type="float" office:value="105.0423" calcext:value-type="float">
            <text:p>105.0423</text:p>
          </table:table-cell>
          <table:table-cell office:value-type="float" office:value="1.311807" calcext:value-type="float">
            <text:p>1.311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448585_indel</text:p>
          </table:table-cell>
          <table:table-cell office:value-type="float" office:value="4" calcext:value-type="float">
            <text:p>4</text:p>
          </table:table-cell>
          <table:table-cell office:value-type="float" office:value="112.363" calcext:value-type="float">
            <text:p>112.363</text:p>
          </table:table-cell>
          <table:table-cell office:value-type="float" office:value="3.461913" calcext:value-type="float">
            <text:p>3.461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3849561_SNP</text:p>
          </table:table-cell>
          <table:table-cell office:value-type="float" office:value="4" calcext:value-type="float">
            <text:p>4</text:p>
          </table:table-cell>
          <table:table-cell office:value-type="float" office:value="121.6734" calcext:value-type="float">
            <text:p>121.6734</text:p>
          </table:table-cell>
          <table:table-cell office:value-type="float" office:value="1.383824" calcext:value-type="float">
            <text:p>1.3838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1145111_SNP</text:p>
          </table:table-cell>
          <table:table-cell office:value-type="float" office:value="10" calcext:value-type="float">
            <text:p>10</text:p>
          </table:table-cell>
          <table:table-cell office:value-type="float" office:value="3.347044" calcext:value-type="float">
            <text:p>3.347044</text:p>
          </table:table-cell>
          <table:table-cell office:value-type="float" office:value="1.1077048" calcext:value-type="float">
            <text:p>1.107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1865539_SNP</text:p>
          </table:table-cell>
          <table:table-cell office:value-type="float" office:value="10" calcext:value-type="float">
            <text:p>10</text:p>
          </table:table-cell>
          <table:table-cell office:value-type="float" office:value="8.983681" calcext:value-type="float">
            <text:p>8.983681</text:p>
          </table:table-cell>
          <table:table-cell office:value-type="float" office:value="3.2784273" calcext:value-type="float">
            <text:p>3.2784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_2674120_indel</text:p>
          </table:table-cell>
          <table:table-cell office:value-type="float" office:value="10" calcext:value-type="float">
            <text:p>10</text:p>
          </table:table-cell>
          <table:table-cell office:value-type="float" office:value="18.847641" calcext:value-type="float">
            <text:p>18.847641</text:p>
          </table:table-cell>
          <table:table-cell office:value-type="float" office:value="0.8779071" calcext:value-type="float">
            <text:p>0.877907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08.20_leafAvg_345_surface_area_Average_Normaliz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1400733_SNP</text:p>
          </table:table-cell>
          <table:table-cell office:value-type="float" office:value="4" calcext:value-type="float">
            <text:p>4</text:p>
          </table:table-cell>
          <table:table-cell office:value-type="float" office:value="107.0574" calcext:value-type="float">
            <text:p>107.0574</text:p>
          </table:table-cell>
          <table:table-cell office:value-type="float" office:value="2.315245" calcext:value-type="float">
            <text:p>2.315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2448585_indel</text:p>
          </table:table-cell>
          <table:table-cell office:value-type="float" office:value="4" calcext:value-type="float">
            <text:p>4</text:p>
          </table:table-cell>
          <table:table-cell office:value-type="float" office:value="112.363" calcext:value-type="float">
            <text:p>112.363</text:p>
          </table:table-cell>
          <table:table-cell office:value-type="float" office:value="5.044047" calcext:value-type="float">
            <text:p>5.044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_63524531_SNP</text:p>
          </table:table-cell>
          <table:table-cell office:value-type="float" office:value="4" calcext:value-type="float">
            <text:p>4</text:p>
          </table:table-cell>
          <table:table-cell office:value-type="float" office:value="119.5241" calcext:value-type="float">
            <text:p>119.5241</text:p>
          </table:table-cell>
          <table:table-cell office:value-type="float" office:value="2.907565" calcext:value-type="float">
            <text:p>2.907565</text:p>
          </table:table-cell>
          <table:table-cell table:number-columns-repeated="3"/>
        </table:table-row>
      </table:table>
      <table:table table:name="Phenotype Multiple QTL Model Seed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vexHullArea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10_5630305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.81872" calcext:value-type="float">
            <text:p>38.81872</text:p>
          </table:table-cell>
          <table:table-cell table:style-name="ce1" office:value-type="float" office:value="4.863741" calcext:value-type="float">
            <text:p>4.863741</text:p>
          </table:table-cell>
        </table:table-row>
        <table:table-row table:style-name="ro1">
          <table:table-cell table:style-name="ce1" office:value-type="string" calcext:value-type="string">
            <text:p>7_59533447_SN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97747" calcext:value-type="float">
            <text:p>71.97747</text:p>
          </table:table-cell>
          <table:table-cell table:style-name="ce1" office:value-type="float" office:value="9.669054" calcext:value-type="float">
            <text:p>9.6690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xisAligned_bbox_zDistance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3_66412646_SN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.3554" calcext:value-type="float">
            <text:p>134.3554</text:p>
          </table:table-cell>
          <table:table-cell table:style-name="ce1" office:value-type="float" office:value="3.626559" calcext:value-type="float">
            <text:p>3.626559</text:p>
          </table:table-cell>
        </table:table-row>
        <table:table-row table:style-name="ro1">
          <table:table-cell table:style-name="ce1" office:value-type="string" calcext:value-type="string">
            <text:p>6_44369358_SN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.48329" calcext:value-type="float">
            <text:p>34.48329</text:p>
          </table:table-cell>
          <table:table-cell table:style-name="ce1" office:value-type="float" office:value="4.2049" calcext:value-type="float">
            <text:p>4.2049</text:p>
          </table:table-cell>
        </table:table-row>
        <table:table-row table:style-name="ro1">
          <table:table-cell table:style-name="ce1" office:value-type="string" calcext:value-type="string">
            <text:p>7_59654592_SN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.17079" calcext:value-type="float">
            <text:p>73.17079</text:p>
          </table:table-cell>
          <table:table-cell table:style-name="ce1" office:value-type="float" office:value="8.728711" calcext:value-type="float">
            <text:p>8.728711</text:p>
          </table:table-cell>
        </table:table-row>
        <table:table-row table:style-name="ro1">
          <table:table-cell table:style-name="ce1" office:value-type="string" calcext:value-type="string">
            <text:p>10_5630305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.81872" calcext:value-type="float">
            <text:p>38.81872</text:p>
          </table:table-cell>
          <table:table-cell table:style-name="ce1" office:value-type="float" office:value="5.874536" calcext:value-type="float">
            <text:p>5.8745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lant_maxGeodesicLength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4_62906270_SN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5.9669" calcext:value-type="float">
            <text:p>115.9669</text:p>
          </table:table-cell>
          <table:table-cell table:style-name="ce1" office:value-type="float" office:value="4.575463" calcext:value-type="float">
            <text:p>4.575463</text:p>
          </table:table-cell>
        </table:table-row>
        <table:table-row table:style-name="ro1">
          <table:table-cell table:style-name="ce1" office:value-type="string" calcext:value-type="string">
            <text:p>7_59654592_SN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.17079" calcext:value-type="float">
            <text:p>73.17079</text:p>
          </table:table-cell>
          <table:table-cell table:style-name="ce1" office:value-type="float" office:value="9.156705" calcext:value-type="float">
            <text:p>9.156705</text:p>
          </table:table-cell>
        </table:table-row>
        <table:table-row table:style-name="ro1">
          <table:table-cell table:style-name="ce1" office:value-type="string" calcext:value-type="string">
            <text:p>10_6849217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.08512" calcext:value-type="float">
            <text:p>46.08512</text:p>
          </table:table-cell>
          <table:table-cell table:style-name="ce1" office:value-type="float" office:value="5.930168" calcext:value-type="float">
            <text:p>5.9301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roid_zCoord_minus_aabbMinZ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10_7462982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.03513" calcext:value-type="float">
            <text:p>48.03513</text:p>
          </table:table-cell>
          <table:table-cell table:style-name="ce1" office:value-type="float" office:value="6.723591" calcext:value-type="float">
            <text:p>6.7235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_surface_area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10_51933395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5.71874" calcext:value-type="float">
            <text:p>75.71874</text:p>
          </table:table-cell>
          <table:table-cell table:style-name="ce1" office:value-type="float" office:value="3.822648" calcext:value-type="float">
            <text:p>3.8226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m_axisAligned_bbox_zDistance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6_42771012_SN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.59335" calcext:value-type="float">
            <text:p>31.59335</text:p>
          </table:table-cell>
          <table:table-cell table:style-name="ce1" office:value-type="float" office:value="5.597073" calcext:value-type="float">
            <text:p>5.597073</text:p>
          </table:table-cell>
        </table:table-row>
        <table:table-row table:style-name="ro1">
          <table:table-cell table:style-name="ce1" office:value-type="string" calcext:value-type="string">
            <text:p>7_59654592_SN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.17079" calcext:value-type="float">
            <text:p>73.17079</text:p>
          </table:table-cell>
          <table:table-cell table:style-name="ce1" office:value-type="float" office:value="9.80769" calcext:value-type="float">
            <text:p>9.80769</text:p>
          </table:table-cell>
        </table:table-row>
        <table:table-row table:style-name="ro1">
          <table:table-cell table:style-name="ce1" office:value-type="string" calcext:value-type="string">
            <text:p>10_7462982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.03513" calcext:value-type="float">
            <text:p>48.03513</text:p>
          </table:table-cell>
          <table:table-cell table:style-name="ce1" office:value-type="float" office:value="6.028294" calcext:value-type="float">
            <text:p>6.0282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afAvg_345_angleAtFixedLength_76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3_9609607_SN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.53993" calcext:value-type="float">
            <text:p>57.53993</text:p>
          </table:table-cell>
          <table:table-cell table:style-name="ce1" office:value-type="float" office:value="4.125199" calcext:value-type="float">
            <text:p>4.125199</text:p>
          </table:table-cell>
        </table:table-row>
        <table:table-row table:style-name="ro1">
          <table:table-cell table:style-name="ce1" office:value-type="string" calcext:value-type="string">
            <text:p>4_55312647_SN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.30266" calcext:value-type="float">
            <text:p>85.30266</text:p>
          </table:table-cell>
          <table:table-cell table:style-name="ce1" office:value-type="float" office:value="4.557458" calcext:value-type="float">
            <text:p>4.557458</text:p>
          </table:table-cell>
        </table:table-row>
        <table:table-row table:style-name="ro1">
          <table:table-cell table:style-name="ce1" office:value-type="string" calcext:value-type="string">
            <text:p>7_59654592_SN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.17079" calcext:value-type="float">
            <text:p>73.17079</text:p>
          </table:table-cell>
          <table:table-cell table:style-name="ce1" office:value-type="float" office:value="10.743672" calcext:value-type="float">
            <text:p>10.7436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afAvg_345_length_Average_Normaliz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_62448585_inde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2.36303" calcext:value-type="float">
            <text:p>112.36303</text:p>
          </table:table-cell>
          <table:table-cell table:style-name="ce1" office:value-type="float" office:value="5.558646" calcext:value-type="float">
            <text:p>5.558646</text:p>
          </table:table-cell>
        </table:table-row>
        <table:table-row table:style-name="ro1">
          <table:table-cell table:style-name="ce1" office:value-type="string" calcext:value-type="string">
            <text:p>10_2003120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66047" calcext:value-type="float">
            <text:p>9.66047</text:p>
          </table:table-cell>
          <table:table-cell table:style-name="ce1" office:value-type="float" office:value="4.551805" calcext:value-type="float">
            <text:p>4.5518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afAvg_345_width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4_62599717_SN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3.8778" calcext:value-type="float">
            <text:p>113.8778</text:p>
          </table:table-cell>
          <table:table-cell table:style-name="ce1" office:value-type="float" office:value="3.837905" calcext:value-type="float">
            <text:p>3.837905</text:p>
          </table:table-cell>
        </table:table-row>
        <table:table-row table:style-name="ro1">
          <table:table-cell table:style-name="ce1" office:value-type="string" calcext:value-type="string">
            <text:p>6_50972610_SN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.87414" calcext:value-type="float">
            <text:p>59.87414</text:p>
          </table:table-cell>
          <table:table-cell table:style-name="ce1" office:value-type="float" office:value="3.4216035" calcext:value-type="float">
            <text:p>3.42160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afAvg_345_surface_area_Average_Normal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table:style-name="ce1" office:value-type="string" calcext:value-type="string">
            <text:p>4_62448585_inde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2.363" calcext:value-type="float">
            <text:p>112.363</text:p>
          </table:table-cell>
          <table:table-cell table:style-name="ce1" office:value-type="float" office:value="5.044047" calcext:value-type="float">
            <text:p>5.044047</text:p>
          </table:table-cell>
        </table:table-row>
        <table:table-row table:style-name="ro1">
          <table:table-cell table:style-name="ce1" office:value-type="string" calcext:value-type="string">
            <text:p>10_5718670_SN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.151086" calcext:value-type="float">
            <text:p>39.151086</text:p>
          </table:table-cell>
          <table:table-cell table:style-name="ce1" office:value-type="float" office:value="3.4077718" calcext:value-type="float">
            <text:p>3.4077718</text:p>
          </table:table-cell>
        </table:table-row>
      </table:table>
      <table:table table:name="Tabulated QTL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interval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QTL</text:p>
          </table:table-cell>
          <table:table-cell office:value-type="string" calcext:value-type="string">
            <text:p>mapping.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2"/>
          <table:table-cell table:style-name="ce8" office:value-type="string" calcext:value-type="string">
            <text:p>chr</text:p>
          </table:table-cell>
          <table:table-cell table:style-name="ce19" office:value-type="string" calcext:value-type="string">
            <text:p>interval begin (Mbp)</text:p>
          </table:table-cell>
          <table:table-cell table:style-name="ce19" office:value-type="string" calcext:value-type="string">
            <text:p>peak coordinate (Mbp)</text:p>
          </table:table-cell>
          <table:table-cell table:style-name="ce19" office:value-type="string" calcext:value-type="string">
            <text:p>interval end (Mbp)</text:p>
          </table:table-cell>
          <table:table-cell table:style-name="ce8" office:value-type="string" calcext:value-type="string">
            <text:p>peak LOD</text:p>
          </table:table-cell>
          <table:table-cell/>
          <table:table-cell table:style-name="ce2"/>
          <table:table-cell table:style-name="ce8" office:value-type="string" calcext:value-type="string">
            <text:p>chr</text:p>
          </table:table-cell>
          <table:table-cell table:style-name="ce19" office:value-type="string" calcext:value-type="string">
            <text:p>interval begin (Mbp)</text:p>
          </table:table-cell>
          <table:table-cell table:style-name="ce19" office:value-type="string" calcext:value-type="string">
            <text:p>peak coordinate (Mbp)</text:p>
          </table:table-cell>
          <table:table-cell table:style-name="ce19" office:value-type="string" calcext:value-type="string">
            <text:p>interval end (Mbp)</text:p>
          </table:table-cell>
          <table:table-cell table:style-name="ce8" office:value-type="string" calcext:value-type="string">
            <text:p>peak LOD</text:p>
          </table:table-cell>
        </table:table-row>
        <table:table-row table:style-name="ro1">
          <table:table-cell office:value-type="string" calcext:value-type="string">
            <text:p>X08.03_convexHullArea_Average_Normalized</text:p>
          </table:table-cell>
          <table:table-cell table:number-columns-repeated="6"/>
          <table:table-cell table:style-name="ce3" office:value-type="string" calcext:value-type="string">
            <text:p>shoot surface area</text:p>
          </table:table-cell>
          <table:table-cell table:style-name="ce9" table:number-columns-repeated="5"/>
          <table:table-cell/>
          <table:table-cell table:style-name="ce6" office:value-type="string" calcext:value-type="string">
            <text:p>leaf surface area</text:p>
          </table:table-cell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  <table:table-cell table:style-name="ce4" office:value-type="string" calcext:value-type="string">
            <text:p>DAP 2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06" calcext:value-type="float">
            <text:p>5.06</text:p>
          </table:table-cell>
          <table:table-cell table:style-name="ce10" office:value-type="float" office:value="6.97" calcext:value-type="float">
            <text:p>6.97</text:p>
          </table:table-cell>
          <table:table-cell table:style-name="ce10" office:value-type="float" office:value="52.52" calcext:value-type="float">
            <text:p>52.52</text:p>
          </table:table-cell>
          <table:table-cell table:style-name="ce10" office:value-type="float" office:value="3.55" calcext:value-type="float">
            <text:p>3.55</text:p>
          </table:table-cell>
          <table:table-cell/>
          <table:table-cell table:style-name="ce4" office:value-type="string" calcext:value-type="string">
            <text:p>DAP 2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.77" calcext:value-type="float">
            <text:p>1.77</text:p>
          </table:table-cell>
          <table:table-cell table:style-name="ce10" office:value-type="float" office:value="5.72" calcext:value-type="float">
            <text:p>5.72</text:p>
          </table:table-cell>
          <table:table-cell table:style-name="ce10" office:value-type="float" office:value="9.86" calcext:value-type="float">
            <text:p>9.86</text:p>
          </table:table-cell>
          <table:table-cell table:style-name="ce20" office:value-type="float" office:value="3.4077718" calcext:value-type="float">
            <text:p>3.41</text:p>
          </table:table-cell>
        </table:table-row>
        <table:table-row table:style-name="ro1">
          <table:table-cell office:value-type="string" calcext:value-type="string">
            <text:p>7_57288688_SNP</text:p>
          </table:table-cell>
          <table:table-cell office:value-type="float" office:value="7" calcext:value-type="float">
            <text:p>7</text:p>
          </table:table-cell>
          <table:table-cell office:value-type="float" office:value="59.35286" calcext:value-type="float">
            <text:p>59.35286</text:p>
          </table:table-cell>
          <table:table-cell office:value-type="float" office:value="1.776617" calcext:value-type="float">
            <text:p>1.776617</text:p>
          </table:table-cell>
          <table:table-cell table:number-columns-repeated="3"/>
          <table:table-cell table:style-name="ce4" office:value-type="string" calcext:value-type="string">
            <text:p>DAP 3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55" calcext:value-type="float">
            <text:p>5.55</text:p>
          </table:table-cell>
          <table:table-cell table:style-name="ce10" office:value-type="float" office:value="51.93" calcext:value-type="float">
            <text:p>51.93</text:p>
          </table:table-cell>
          <table:table-cell table:style-name="ce10" office:value-type="float" office:value="52.82" calcext:value-type="float">
            <text:p>52.82</text:p>
          </table:table-cell>
          <table:table-cell table:style-name="ce10" office:value-type="float" office:value="3.82" calcext:value-type="float">
            <text:p>3.82</text:p>
          </table:table-cell>
          <table:table-cell/>
          <table:table-cell table:style-name="ce4" office:value-type="string" calcext:value-type="string">
            <text:p>DAP 3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2.22" calcext:value-type="float">
            <text:p>62.22</text:p>
          </table:table-cell>
          <table:table-cell table:style-name="ce14" office:value-type="float" office:value="62.91" calcext:value-type="float">
            <text:p>62.91</text:p>
          </table:table-cell>
          <table:table-cell table:style-name="ce14" office:value-type="float" office:value="63.91" calcext:value-type="float">
            <text:p>63.91</text:p>
          </table:table-cell>
          <table:table-cell table:style-name="ce23" office:value-type="float" office:value="4.885721" calcext:value-type="float">
            <text:p>4.89</text:p>
          </table:table-cell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4.019853" calcext:value-type="float">
            <text:p>4.019853</text:p>
          </table:table-cell>
          <table:table-cell table:number-columns-repeated="3"/>
          <table:table-cell table:style-name="ce4" office:value-type="string" calcext:value-type="string">
            <text:p>DAP 39</text:p>
          </table:table-cell>
          <table:table-cell table:number-columns-repeated="5" table:style-name="ce11" office:value-type="string" calcext:value-type="string">
            <text:p>-</text:p>
          </table:table-cell>
          <table:table-cell/>
          <table:table-cell table:style-name="ce4" office:value-type="string" calcext:value-type="string">
            <text:p>DAP 3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0.89" calcext:value-type="float">
            <text:p>60.89</text:p>
          </table:table-cell>
          <table:table-cell table:style-name="ce14" office:value-type="float" office:value="62.45" calcext:value-type="float">
            <text:p>62.45</text:p>
          </table:table-cell>
          <table:table-cell table:style-name="ce14" office:value-type="float" office:value="63.85" calcext:value-type="float">
            <text:p>63.85</text:p>
          </table:table-cell>
          <table:table-cell table:style-name="ce23" office:value-type="float" office:value="3.461913" calcext:value-type="float">
            <text:p>3.46</text:p>
          </table:table-cell>
        </table:table-row>
        <table:table-row table:style-name="ro1">
          <table:table-cell office:value-type="string" calcext:value-type="string">
            <text:p>7_60470668_SNP</text:p>
          </table:table-cell>
          <table:table-cell office:value-type="float" office:value="7" calcext:value-type="float">
            <text:p>7</text:p>
          </table:table-cell>
          <table:table-cell office:value-type="float" office:value="78.54984" calcext:value-type="float">
            <text:p>78.54984</text:p>
          </table:table-cell>
          <table:table-cell office:value-type="float" office:value="1.539377" calcext:value-type="float">
            <text:p>1.539377</text:p>
          </table:table-cell>
          <table:table-cell table:number-columns-repeated="3"/>
          <table:table-cell table:style-name="ce5" office:value-type="string" calcext:value-type="string">
            <text:p>DAP 44</text:p>
          </table:table-cell>
          <table:table-cell table:number-columns-repeated="5" table:style-name="ce12" office:value-type="string" calcext:value-type="string">
            <text:p>-</text:p>
          </table:table-cell>
          <table:table-cell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.15" calcext:value-type="float">
            <text:p>1.15</text:p>
          </table:table-cell>
          <table:table-cell table:style-name="ce10" office:value-type="float" office:value="1.87" calcext:value-type="float">
            <text:p>1.87</text:p>
          </table:table-cell>
          <table:table-cell table:style-name="ce10" office:value-type="float" office:value="2.67" calcext:value-type="float">
            <text:p>2.67</text:p>
          </table:table-cell>
          <table:table-cell table:style-name="ce20" office:value-type="float" office:value="3.2784273" calcext:value-type="float">
            <text:p>3.28</text:p>
          </table:table-cell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  <table:table-cell table:style-name="ce6" office:value-type="string" calcext:value-type="string">
            <text:p>shoot center of mass</text:p>
          </table:table-cell>
          <table:table-cell table:style-name="ce11" table:number-columns-repeated="5"/>
          <table:table-cell/>
          <table:table-cell table:style-name="ce5" office:value-type="string" calcext:value-type="string">
            <text:p>DAP 44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float" office:value="61.4" calcext:value-type="float">
            <text:p>61.40</text:p>
          </table:table-cell>
          <table:table-cell table:style-name="ce28" office:value-type="float" office:value="62.45" calcext:value-type="float">
            <text:p>62.45</text:p>
          </table:table-cell>
          <table:table-cell table:style-name="ce28" office:value-type="float" office:value="63.52" calcext:value-type="float">
            <text:p>63.52</text:p>
          </table:table-cell>
          <table:table-cell table:style-name="ce32" office:value-type="float" office:value="5.044047" calcext:value-type="float">
            <text:p>5.04</text:p>
          </table:table-cell>
        </table:table-row>
        <table:table-row table:style-name="ro1">
          <table:table-cell office:value-type="string" calcext:value-type="string">
            <text:p>10_5061840_SNP</text:p>
          </table:table-cell>
          <table:table-cell office:value-type="float" office:value="10" calcext:value-type="float">
            <text:p>10</text:p>
          </table:table-cell>
          <table:table-cell office:value-type="float" office:value="35.07126" calcext:value-type="float">
            <text:p>35.07126</text:p>
          </table:table-cell>
          <table:table-cell office:value-type="float" office:value="2.500353" calcext:value-type="float">
            <text:p>2.500353</text:p>
          </table:table-cell>
          <table:table-cell table:number-columns-repeated="3"/>
          <table:table-cell table:style-name="ce4" office:value-type="string" calcext:value-type="string">
            <text:p>DAP 27</text:p>
          </table:table-cell>
          <table:table-cell table:style-name="ce10" office:value-type="float" office:value="10" calcext:value-type="float">
            <text:p>10</text:p>
          </table:table-cell>
          <table:table-cell table:style-name="ce20" office:value-type="float" office:value="5.4" calcext:value-type="float">
            <text:p>5.40</text:p>
          </table:table-cell>
          <table:table-cell table:style-name="ce10" office:value-type="float" office:value="7.48" calcext:value-type="float">
            <text:p>7.48</text:p>
          </table:table-cell>
          <table:table-cell table:style-name="ce10" office:value-type="float" office:value="49.62" calcext:value-type="float">
            <text:p>49.62</text:p>
          </table:table-cell>
          <table:table-cell table:style-name="ce20" office:value-type="float" office:value="6.6" calcext:value-type="float">
            <text:p>6.60</text:p>
          </table:table-cell>
          <table:table-cell/>
          <table:table-cell table:style-name="ce6" office:value-type="string" calcext:value-type="string">
            <text:p>leaf length</text:p>
          </table:table-cell>
          <table:table-cell table:style-name="ce11" table:number-columns-repeated="5"/>
        </table:table-row>
        <table:table-row table:style-name="ro1">
          <table:table-cell office:value-type="string" calcext:value-type="string">
            <text:p>10_5630305_SNP</text:p>
          </table:table-cell>
          <table:table-cell office:value-type="float" office:value="10" calcext:value-type="float">
            <text:p>10</text:p>
          </table:table-cell>
          <table:table-cell office:value-type="float" office:value="38.81872" calcext:value-type="float">
            <text:p>38.81872</text:p>
          </table:table-cell>
          <table:table-cell office:value-type="float" office:value="4.863741" calcext:value-type="float">
            <text:p>4.863741</text:p>
          </table:table-cell>
          <table:table-cell table:number-columns-repeated="3"/>
          <table:table-cell table:style-name="ce4" office:value-type="string" calcext:value-type="string">
            <text:p>DAP 3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7.46" calcext:value-type="float">
            <text:p>7.46</text:p>
          </table:table-cell>
          <table:table-cell table:style-name="ce10" office:value-type="float" office:value="8.21" calcext:value-type="float">
            <text:p>8.21</text:p>
          </table:table-cell>
          <table:table-cell table:style-name="ce10" office:value-type="float" office:value="6.72" calcext:value-type="float">
            <text:p>6.72</text:p>
          </table:table-cell>
          <table:table-cell/>
          <table:table-cell table:style-name="ce4" office:value-type="string" calcext:value-type="string">
            <text:p>DAP 27</text:p>
          </table:table-cell>
          <table:table-cell table:style-name="ce10" office:value-type="float" office:value="10" calcext:value-type="float">
            <text:p>10</text:p>
          </table:table-cell>
          <table:table-cell table:style-name="ce33" office:value-type="float" office:value="5.13" calcext:value-type="float">
            <text:p>5.13</text:p>
          </table:table-cell>
          <table:table-cell table:style-name="ce33" office:value-type="float" office:value="5.72" calcext:value-type="float">
            <text:p>5.72</text:p>
          </table:table-cell>
          <table:table-cell table:style-name="ce33" office:value-type="float" office:value="8.6" calcext:value-type="float">
            <text:p>8.60</text:p>
          </table:table-cell>
          <table:table-cell table:style-name="ce20" office:value-type="float" office:value="4.046522" calcext:value-type="float">
            <text:p>4.05</text:p>
          </table:table-cell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2.160585" calcext:value-type="float">
            <text:p>2.160585</text:p>
          </table:table-cell>
          <table:table-cell table:number-columns-repeated="3"/>
          <table:table-cell table:style-name="ce4" office:value-type="string" calcext:value-type="string">
            <text:p>DAP 3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7.46" calcext:value-type="float">
            <text:p>7.46</text:p>
          </table:table-cell>
          <table:table-cell table:style-name="ce10" office:value-type="float" office:value="48.94" calcext:value-type="float">
            <text:p>48.94</text:p>
          </table:table-cell>
          <table:table-cell table:style-name="ce10" office:value-type="float" office:value="5.68" calcext:value-type="float">
            <text:p>5.68</text:p>
          </table:table-cell>
          <table:table-cell/>
          <table:table-cell table:style-name="ce4" office:value-type="string" calcext:value-type="string">
            <text:p>DAP 34</text:p>
          </table:table-cell>
          <table:table-cell table:style-name="ce14" office:value-type="float" office:value="4" calcext:value-type="float">
            <text:p>4</text:p>
          </table:table-cell>
          <table:table-cell table:style-name="ce34" office:value-type="float" office:value="62.07" calcext:value-type="float">
            <text:p>62.07</text:p>
          </table:table-cell>
          <table:table-cell table:style-name="ce34" office:value-type="float" office:value="62.91" calcext:value-type="float">
            <text:p>62.91</text:p>
          </table:table-cell>
          <table:table-cell table:style-name="ce34" office:value-type="float" office:value="64.09" calcext:value-type="float">
            <text:p>64.09</text:p>
          </table:table-cell>
          <table:table-cell table:style-name="ce23" office:value-type="float" office:value="3.895113" calcext:value-type="float">
            <text:p>3.90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DAP 44</text:p>
          </table:table-cell>
          <table:table-cell table:number-columns-repeated="5" table:style-name="ce12" office:value-type="string" calcext:value-type="string">
            <text:p>-</text:p>
          </table:table-cell>
          <table:table-cell/>
          <table:table-cell table:style-name="ce4" office:value-type="string" calcext:value-type="string">
            <text:p>DAP 39</text:p>
          </table:table-cell>
          <table:table-cell table:style-name="ce10" office:value-type="float" office:value="10" calcext:value-type="float">
            <text:p>10</text:p>
          </table:table-cell>
          <table:table-cell table:style-name="ce33" office:value-type="float" office:value="1.23" calcext:value-type="float">
            <text:p>1.23</text:p>
          </table:table-cell>
          <table:table-cell table:style-name="ce33" office:value-type="float" office:value="2" calcext:value-type="float">
            <text:p>2.00</text:p>
          </table:table-cell>
          <table:table-cell table:style-name="ce33" office:value-type="float" office:value="8.21" calcext:value-type="float">
            <text:p>8.21</text:p>
          </table:table-cell>
          <table:table-cell table:style-name="ce20" office:value-type="float" office:value="4.150053" calcext:value-type="float">
            <text:p>4.15</text:p>
          </table:table-cell>
        </table:table-row>
        <table:table-row table:style-name="ro1">
          <table:table-cell office:value-type="string" calcext:value-type="string">
            <text:p>X08.10_convexHullArea_Average_Normalized</text:p>
          </table:table-cell>
          <table:table-cell table:number-columns-repeated="6"/>
          <table:table-cell table:style-name="ce6" office:value-type="string" calcext:value-type="string">
            <text:p>shoot reach</text:p>
          </table:table-cell>
          <table:table-cell table:style-name="ce11" table:number-columns-repeated="5"/>
          <table:table-cell/>
          <table:table-cell table:style-name="ce7" office:value-type="string" calcext:value-type="string">
            <text:p>DAP 44</text:p>
          </table:table-cell>
          <table:table-cell table:style-name="ce14" office:value-type="float" office:value="4" calcext:value-type="float">
            <text:p>4</text:p>
          </table:table-cell>
          <table:table-cell table:style-name="ce34" office:value-type="float" office:value="57.48" calcext:value-type="float">
            <text:p>57.48</text:p>
          </table:table-cell>
          <table:table-cell table:style-name="ce34" office:value-type="float" office:value="62.45" calcext:value-type="float">
            <text:p>62.45</text:p>
          </table:table-cell>
          <table:table-cell table:style-name="ce34" office:value-type="float" office:value="63.4" calcext:value-type="float">
            <text:p>63.40</text:p>
          </table:table-cell>
          <table:table-cell table:style-name="ce23" office:value-type="float" office:value="5.558646" calcext:value-type="float">
            <text:p>5.56</text:p>
          </table:table-cell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  <table:table-cell table:style-name="ce4" office:value-type="string" calcext:value-type="string">
            <text:p>DAP 27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7.29" calcext:value-type="float">
            <text:p>57.29</text:p>
          </table:table-cell>
          <table:table-cell table:style-name="ce13" office:value-type="float" office:value="59.65" calcext:value-type="float">
            <text:p>59.65</text:p>
          </table:table-cell>
          <table:table-cell table:style-name="ce13" office:value-type="float" office:value="60.95" calcext:value-type="float">
            <text:p>60.95</text:p>
          </table:table-cell>
          <table:table-cell table:style-name="ce21" office:value-type="float" office:value="3.936837" calcext:value-type="float">
            <text:p>3.94</text:p>
          </table:table-cell>
          <table:table-cell/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35" office:value-type="float" office:value="1.23" calcext:value-type="float">
            <text:p>1.23</text:p>
          </table:table-cell>
          <table:table-cell table:style-name="ce35" office:value-type="float" office:value="2" calcext:value-type="float">
            <text:p>2.00</text:p>
          </table:table-cell>
          <table:table-cell table:style-name="ce35" office:value-type="float" office:value="8.21" calcext:value-type="float">
            <text:p>8.21</text:p>
          </table:table-cell>
          <table:table-cell table:style-name="ce26" office:value-type="float" office:value="4.551805" calcext:value-type="float">
            <text:p>4.55</text:p>
          </table:table-cell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6.324753" calcext:value-type="float">
            <text:p>6.324753</text:p>
          </table:table-cell>
          <table:table-cell table:number-columns-repeated="3"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6.85" calcext:value-type="float">
            <text:p>6.85</text:p>
          </table:table-cell>
          <table:table-cell table:style-name="ce10" office:value-type="float" office:value="6.97" calcext:value-type="float">
            <text:p>6.97</text:p>
          </table:table-cell>
          <table:table-cell table:style-name="ce20" office:value-type="float" office:value="5.930168" calcext:value-type="float">
            <text:p>5.93</text:p>
          </table:table-cell>
          <table:table-cell/>
          <table:table-cell table:style-name="ce6" office:value-type="string" calcext:value-type="string">
            <text:p>leaf width</text:p>
          </table:table-cell>
          <table:table-cell table:style-name="ce11" table:number-columns-repeated="5"/>
        </table:table-row>
        <table:table-row table:style-name="ro1">
          <table:table-cell office:value-type="string" calcext:value-type="string">
            <text:p>7_59631468_indel</text:p>
          </table:table-cell>
          <table:table-cell office:value-type="float" office:value="7" calcext:value-type="float">
            <text:p>7</text:p>
          </table:table-cell>
          <table:table-cell office:value-type="float" office:value="72.89667" calcext:value-type="float">
            <text:p>72.89667</text:p>
          </table:table-cell>
          <table:table-cell office:value-type="float" office:value="8.720374" calcext:value-type="float">
            <text:p>8.720374</text:p>
          </table:table-cell>
          <table:table-cell table:number-columns-repeated="3"/>
          <table:table-cell table:style-name="ce4" office:value-type="string" calcext:value-type="string">
            <text:p>DAP 34</text:p>
          </table:table-cell>
          <table:table-cell table:style-name="ce13" office:value-type="float" office:value="7" calcext:value-type="float">
            <text:p>7</text:p>
          </table:table-cell>
          <table:table-cell table:style-name="ce21" office:value-type="float" office:value="59.2" calcext:value-type="float">
            <text:p>59.20</text:p>
          </table:table-cell>
          <table:table-cell table:style-name="ce13" office:value-type="float" office:value="59.65" calcext:value-type="float">
            <text:p>59.65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7.372148" calcext:value-type="float">
            <text:p>7.37</text:p>
          </table:table-cell>
          <table:table-cell/>
          <table:table-cell table:style-name="ce4" office:value-type="string" calcext:value-type="string">
            <text:p>DAP 27</text:p>
          </table:table-cell>
          <table:table-cell table:number-columns-repeated="5" table:style-name="ce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416478" calcext:value-type="float">
            <text:p>5.416478</text:p>
          </table:table-cell>
          <table:table-cell table:number-columns-repeated="3"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55" calcext:value-type="float">
            <text:p>5.55</text:p>
          </table:table-cell>
          <table:table-cell table:style-name="ce10" office:value-type="float" office:value="51.93" calcext:value-type="float">
            <text:p>51.93</text:p>
          </table:table-cell>
          <table:table-cell table:style-name="ce10" office:value-type="float" office:value="52.52" calcext:value-type="float">
            <text:p>52.52</text:p>
          </table:table-cell>
          <table:table-cell table:style-name="ce20" office:value-type="float" office:value="5.85522" calcext:value-type="float">
            <text:p>5.86</text:p>
          </table:table-cell>
          <table:table-cell/>
          <table:table-cell table:style-name="ce4" office:value-type="string" calcext:value-type="string">
            <text:p>DAP 3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0.89" calcext:value-type="float">
            <text:p>60.89</text:p>
          </table:table-cell>
          <table:table-cell table:style-name="ce23" office:value-type="float" office:value="62.6" calcext:value-type="float">
            <text:p>62.60</text:p>
          </table:table-cell>
          <table:table-cell table:style-name="ce14" office:value-type="float" office:value="64.43" calcext:value-type="float">
            <text:p>64.43</text:p>
          </table:table-cell>
          <table:table-cell table:style-name="ce23" office:value-type="float" office:value="3.837905" calcext:value-type="float">
            <text:p>3.84</text:p>
          </table:table-cell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  <table:table-cell table:style-name="ce4" office:value-type="string" calcext:value-type="string">
            <text:p>DAP 39</text:p>
          </table:table-cell>
          <table:table-cell table:style-name="ce13" office:value-type="float" office:value="7" calcext:value-type="float">
            <text:p>7</text:p>
          </table:table-cell>
          <table:table-cell table:style-name="ce21" office:value-type="float" office:value="59.2" calcext:value-type="float">
            <text:p>59.20</text:p>
          </table:table-cell>
          <table:table-cell table:style-name="ce13" office:value-type="float" office:value="59.65" calcext:value-type="float">
            <text:p>59.65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9.156705" calcext:value-type="float">
            <text:p>9.16</text:p>
          </table:table-cell>
          <table:table-cell/>
          <table:table-cell table:style-name="ce4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8.45" calcext:value-type="float">
            <text:p>48.45</text:p>
          </table:table-cell>
          <table:table-cell table:style-name="ce29" office:value-type="float" office:value="50.97" calcext:value-type="float">
            <text:p>50.97</text:p>
          </table:table-cell>
          <table:table-cell table:style-name="ce29" office:value-type="float" office:value="55.08" calcext:value-type="float">
            <text:p>55.08</text:p>
          </table:table-cell>
          <table:table-cell table:style-name="ce36" office:value-type="float" office:value="3.4216035" calcext:value-type="float">
            <text:p>3.42</text:p>
          </table:table-cell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1.743635" calcext:value-type="float">
            <text:p>1.743635</text:p>
          </table:table-cell>
          <table:table-cell table:number-columns-repeated="3"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55" calcext:value-type="float">
            <text:p>5.55</text:p>
          </table:table-cell>
          <table:table-cell table:style-name="ce10" office:value-type="float" office:value="51.93" calcext:value-type="float">
            <text:p>51.93</text:p>
          </table:table-cell>
          <table:table-cell table:style-name="ce10" office:value-type="float" office:value="52.52" calcext:value-type="float">
            <text:p>52.52</text:p>
          </table:table-cell>
          <table:table-cell table:style-name="ce20" office:value-type="float" office:value="4.703749" calcext:value-type="float">
            <text:p>4.70</text:p>
          </table:table-cell>
          <table:table-cell/>
          <table:table-cell table:style-name="ce4" office:value-type="string" calcext:value-type="string">
            <text:p>DAP 39</text:p>
          </table:table-cell>
          <table:table-cell table:number-columns-repeated="5" table:style-name="ce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3.887663" calcext:value-type="float">
            <text:p>3.887663</text:p>
          </table:table-cell>
          <table:table-cell table:number-columns-repeated="3"/>
          <table:table-cell table:style-name="ce7" office:value-type="string" calcext:value-type="string">
            <text:p>DAP 4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2.07" calcext:value-type="float">
            <text:p>62.07</text:p>
          </table:table-cell>
          <table:table-cell table:style-name="ce14" office:value-type="float" office:value="62.91" calcext:value-type="float">
            <text:p>62.91</text:p>
          </table:table-cell>
          <table:table-cell table:style-name="ce14" office:value-type="float" office:value="63.85" calcext:value-type="float">
            <text:p>63.85</text:p>
          </table:table-cell>
          <table:table-cell table:style-name="ce23" office:value-type="float" office:value="4.575463" calcext:value-type="float">
            <text:p>4.58</text:p>
          </table:table-cell>
          <table:table-cell/>
          <table:table-cell table:style-name="ce5" office:value-type="string" calcext:value-type="string">
            <text:p>DAP 4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0.89" calcext:value-type="float">
            <text:p>60.89</text:p>
          </table:table-cell>
          <table:table-cell table:style-name="ce28" office:value-type="float" office:value="62.83" calcext:value-type="float">
            <text:p>62.83</text:p>
          </table:table-cell>
          <table:table-cell table:style-name="ce28" office:value-type="float" office:value="63.75" calcext:value-type="float">
            <text:p>63.75</text:p>
          </table:table-cell>
          <table:table-cell table:style-name="ce32" office:value-type="float" office:value="3.756531" calcext:value-type="float">
            <text:p>3.76</text:p>
          </table:table-cell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73062" calcext:value-type="float">
            <text:p>1.73062</text:p>
          </table:table-cell>
          <table:table-cell table:number-columns-repeated="3"/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22" office:value-type="float" office:value="59.2" calcext:value-type="float">
            <text:p>59.20</text:p>
          </table:table-cell>
          <table:table-cell table:style-name="ce15" office:value-type="float" office:value="59.65" calcext:value-type="float">
            <text:p>59.65</text:p>
          </table:table-cell>
          <table:table-cell table:style-name="ce15" office:value-type="float" office:value="59.99" calcext:value-type="float">
            <text:p>59.99</text:p>
          </table:table-cell>
          <table:table-cell table:style-name="ce22" office:value-type="float" office:value="8.163437" calcext:value-type="float">
            <text:p>8.16</text:p>
          </table:table-cell>
          <table:table-cell/>
          <table:table-cell table:style-name="ce6" office:value-type="string" calcext:value-type="string">
            <text:p>leaf angle</text:p>
          </table:table-cell>
          <table:table-cell table:style-name="ce11" table:number-columns-repeated="5"/>
        </table:table-row>
        <table:table-row table:style-name="ro1">
          <table:table-cell table:number-columns-repeated="7"/>
          <table:table-cell table:style-name="ce6" office:value-type="string" calcext:value-type="string">
            <text:p>shoot height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DAP 27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8.48" calcext:value-type="float">
            <text:p>58.48</text:p>
          </table:table-cell>
          <table:table-cell table:style-name="ce13" office:value-type="float" office:value="59.87" calcext:value-type="float">
            <text:p>59.87</text:p>
          </table:table-cell>
          <table:table-cell table:style-name="ce13" office:value-type="float" office:value="60.28" calcext:value-type="float">
            <text:p>60.28</text:p>
          </table:table-cell>
          <table:table-cell table:style-name="ce21" office:value-type="float" office:value="6.889917" calcext:value-type="float">
            <text:p>6.89</text:p>
          </table:table-cell>
        </table:table-row>
        <table:table-row table:style-name="ro1">
          <table:table-cell office:value-type="string" calcext:value-type="string">
            <text:p>X08.15_convexHullArea_Average_Normalized</text:p>
          </table:table-cell>
          <table:table-cell table:number-columns-repeated="6"/>
          <table:table-cell table:style-name="ce4" office:value-type="string" calcext:value-type="string">
            <text:p>DAP 2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5.63" calcext:value-type="float">
            <text:p>5.63</text:p>
          </table:table-cell>
          <table:table-cell table:style-name="ce10" office:value-type="float" office:value="7.59" calcext:value-type="float">
            <text:p>7.59</text:p>
          </table:table-cell>
          <table:table-cell table:style-name="ce20" office:value-type="float" office:value="5.874536" calcext:value-type="float">
            <text:p>5.87</text:p>
          </table:table-cell>
          <table:table-cell/>
          <table:table-cell table:style-name="ce4" office:value-type="string" calcext:value-type="string">
            <text:p>DAP 3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.11" calcext:value-type="float">
            <text:p>7.11</text:p>
          </table:table-cell>
          <table:table-cell table:style-name="ce30" office:value-type="float" office:value="9.61" calcext:value-type="float">
            <text:p>9.61</text:p>
          </table:table-cell>
          <table:table-cell table:style-name="ce30" office:value-type="float" office:value="11.46" calcext:value-type="float">
            <text:p>11.46</text:p>
          </table:table-cell>
          <table:table-cell table:style-name="ce37" office:value-type="float" office:value="4.125199" calcext:value-type="float">
            <text:p>4.13</text:p>
          </table:table-cell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  <table:table-cell table:style-name="ce4" office:value-type="string" calcext:value-type="string">
            <text:p>DAP 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5.26" calcext:value-type="float">
            <text:p>65.26</text:p>
          </table:table-cell>
          <table:table-cell table:style-name="ce16" office:value-type="float" office:value="66.41" calcext:value-type="float">
            <text:p>66.41</text:p>
          </table:table-cell>
          <table:table-cell table:style-name="ce16" office:value-type="float" office:value="69.08" calcext:value-type="float">
            <text:p>69.08</text:p>
          </table:table-cell>
          <table:table-cell table:style-name="ce24" office:value-type="float" office:value="3.626559" calcext:value-type="float">
            <text:p>3.63</text:p>
          </table:table-cell>
          <table:table-cell/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1.93" calcext:value-type="float">
            <text:p>51.93</text:p>
          </table:table-cell>
          <table:table-cell table:style-name="ce31" office:value-type="float" office:value="55.31" calcext:value-type="float">
            <text:p>55.31</text:p>
          </table:table-cell>
          <table:table-cell table:style-name="ce31" office:value-type="float" office:value="56.73" calcext:value-type="float">
            <text:p>56.73</text:p>
          </table:table-cell>
          <table:table-cell table:style-name="ce38" office:value-type="float" office:value="4.557458" calcext:value-type="float">
            <text:p>4.56</text:p>
          </table:table-cell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8.50869" calcext:value-type="float">
            <text:p>8.50869</text:p>
          </table:table-cell>
          <table:table-cell table:number-columns-repeated="3"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7.46" calcext:value-type="float">
            <text:p>7.46</text:p>
          </table:table-cell>
          <table:table-cell table:style-name="ce20" office:value-type="float" office:value="8.6" calcext:value-type="float">
            <text:p>8.60</text:p>
          </table:table-cell>
          <table:table-cell table:style-name="ce20" office:value-type="float" office:value="4.107348" calcext:value-type="float">
            <text:p>4.11</text:p>
          </table:table-cell>
          <table:table-cell/>
          <table:table-cell table:style-name="ce4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9.51" calcext:value-type="float">
            <text:p>59.51</text:p>
          </table:table-cell>
          <table:table-cell table:style-name="ce13" office:value-type="float" office:value="59.65" calcext:value-type="float">
            <text:p>59.65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10.743672" calcext:value-type="float">
            <text:p>10.74</text:p>
          </table:table-cell>
        </table:table-row>
        <table:table-row table:style-name="ro1">
          <table:table-cell office:value-type="string" calcext:value-type="string">
            <text:p>7_59631468_indel</text:p>
          </table:table-cell>
          <table:table-cell office:value-type="float" office:value="7" calcext:value-type="float">
            <text:p>7</text:p>
          </table:table-cell>
          <table:table-cell office:value-type="float" office:value="72.89667" calcext:value-type="float">
            <text:p>72.89667</text:p>
          </table:table-cell>
          <table:table-cell office:value-type="float" office:value="10.868478" calcext:value-type="float">
            <text:p>10.868478</text:p>
          </table:table-cell>
          <table:table-cell table:number-columns-repeated="3"/>
          <table:table-cell table:style-name="ce4" office:value-type="string" calcext:value-type="string">
            <text:p>DAP 3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8.85" calcext:value-type="float">
            <text:p>58.85</text:p>
          </table:table-cell>
          <table:table-cell table:style-name="ce13" office:value-type="float" office:value="59.53" calcext:value-type="float">
            <text:p>59.53</text:p>
          </table:table-cell>
          <table:table-cell table:style-name="ce13" office:value-type="float" office:value="60.95" calcext:value-type="float">
            <text:p>60.95</text:p>
          </table:table-cell>
          <table:table-cell table:style-name="ce21" office:value-type="float" office:value="4.863404" calcext:value-type="float">
            <text:p>4.86</text:p>
          </table:table-cell>
          <table:table-cell/>
          <table:table-cell table:style-name="ce4" office:value-type="string" calcext:value-type="string">
            <text:p>DAP 3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9.48" calcext:value-type="float">
            <text:p>59.48</text:p>
          </table:table-cell>
          <table:table-cell table:style-name="ce13" office:value-type="float" office:value="59.65" calcext:value-type="float">
            <text:p>59.65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9.759813" calcext:value-type="float">
            <text:p>9.76</text:p>
          </table:table-cell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7.171909" calcext:value-type="float">
            <text:p>7.171909</text:p>
          </table:table-cell>
          <table:table-cell table:number-columns-repeated="3"/>
          <table:table-cell table:style-name="ce7" office:value-type="string" calcext:value-type="string">
            <text:p>DAP 4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.1" calcext:value-type="float">
            <text:p>40.1</text:p>
          </table:table-cell>
          <table:table-cell table:style-name="ce17" office:value-type="float" office:value="44.37" calcext:value-type="float">
            <text:p>44.37</text:p>
          </table:table-cell>
          <table:table-cell table:style-name="ce17" office:value-type="float" office:value="47.42" calcext:value-type="float">
            <text:p>47.42</text:p>
          </table:table-cell>
          <table:table-cell table:style-name="ce25" office:value-type="float" office:value="4.2049" calcext:value-type="float">
            <text:p>4.20</text:p>
          </table:table-cell>
          <table:table-cell/>
          <table:table-cell table:style-name="ce5" office:value-type="string" calcext:value-type="string">
            <text:p>DAP 44</text:p>
          </table:table-cell>
          <table:table-cell table:style-name="ce15" office:value-type="float" office:value="7" calcext:value-type="float">
            <text:p>7</text:p>
          </table:table-cell>
          <table:table-cell table:style-name="ce22" office:value-type="float" office:value="59.2" calcext:value-type="float">
            <text:p>59.20</text:p>
          </table:table-cell>
          <table:table-cell table:style-name="ce15" office:value-type="float" office:value="59.65" calcext:value-type="float">
            <text:p>59.65</text:p>
          </table:table-cell>
          <table:table-cell table:style-name="ce15" office:value-type="float" office:value="59.99" calcext:value-type="float">
            <text:p>59.99</text:p>
          </table:table-cell>
          <table:table-cell table:style-name="ce22" office:value-type="float" office:value="8.137942" calcext:value-type="float">
            <text:p>8.14</text:p>
          </table:table-cell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59.05" calcext:value-type="float">
            <text:p>59.05</text:p>
          </table:table-cell>
          <table:table-cell table:style-name="ce15" office:value-type="float" office:value="59.65" calcext:value-type="float">
            <text:p>59.65</text:p>
          </table:table-cell>
          <table:table-cell table:style-name="ce15" office:value-type="float" office:value="59.99" calcext:value-type="float">
            <text:p>59.99</text:p>
          </table:table-cell>
          <table:table-cell table:style-name="ce22" office:value-type="float" office:value="8.728711" calcext:value-type="float">
            <text:p>8.73</text:p>
          </table:table-cell>
          <table:table-cell/>
          <table:table-cell table:style-name="ce6" office:value-type="string" calcext:value-type="string">
            <text:p>shoot cylinder height</text:p>
          </table:table-cell>
          <table:table-cell table:style-name="ce11" table:number-columns-repeated="5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1.788891" calcext:value-type="float">
            <text:p>1.788891</text:p>
          </table:table-cell>
          <table:table-cell table:number-columns-repeated="3"/>
          <table:table-cell table:style-name="ce6" office:value-type="string" calcext:value-type="string">
            <text:p>shoot compactness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DAP 2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7.46" calcext:value-type="float">
            <text:p>7.46</text:p>
          </table:table-cell>
          <table:table-cell table:style-name="ce10" office:value-type="float" office:value="52.24" calcext:value-type="float">
            <text:p>52.24</text:p>
          </table:table-cell>
          <table:table-cell table:style-name="ce20" office:value-type="float" office:value="6.028294" calcext:value-type="float">
            <text:p>6.03</text:p>
          </table:table-cell>
        </table:table-row>
        <table:table-row table:style-name="ro1">
          <table:table-cell office:value-type="string" calcext:value-type="string">
            <text:p>10_52241482_SNP</text:p>
          </table:table-cell>
          <table:table-cell office:value-type="float" office:value="10" calcext:value-type="float">
            <text:p>10</text:p>
          </table:table-cell>
          <table:table-cell office:value-type="float" office:value="76.37291" calcext:value-type="float">
            <text:p>76.37291</text:p>
          </table:table-cell>
          <table:table-cell office:value-type="float" office:value="3.945014" calcext:value-type="float">
            <text:p>3.945014</text:p>
          </table:table-cell>
          <table:table-cell table:number-columns-repeated="3"/>
          <table:table-cell table:style-name="ce4" office:value-type="string" calcext:value-type="string">
            <text:p>DAP 27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7.29" calcext:value-type="float">
            <text:p>57.29</text:p>
          </table:table-cell>
          <table:table-cell table:style-name="ce13" office:value-type="float" office:value="59.65" calcext:value-type="float">
            <text:p>59.65</text:p>
          </table:table-cell>
          <table:table-cell table:style-name="ce13" office:value-type="float" office:value="60.47" calcext:value-type="float">
            <text:p>60.47</text:p>
          </table:table-cell>
          <table:table-cell table:style-name="ce21" office:value-type="float" office:value="4.019853" calcext:value-type="float">
            <text:p>4.02</text:p>
          </table:table-cell>
          <table:table-cell/>
          <table:table-cell table:style-name="ce4" office:value-type="string" calcext:value-type="string">
            <text:p>DAP 3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42.67" calcext:value-type="float">
            <text:p>42.67</text:p>
          </table:table-cell>
          <table:table-cell table:style-name="ce17" office:value-type="float" office:value="46.02" calcext:value-type="float">
            <text:p>46.02</text:p>
          </table:table-cell>
          <table:table-cell table:style-name="ce25" office:value-type="float" office:value="4.205615" calcext:value-type="float">
            <text:p>4.21</text:p>
          </table:table-cell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787894" calcext:value-type="float">
            <text:p>1.787894</text:p>
          </table:table-cell>
          <table:table-cell table:number-columns-repeated="3"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06" calcext:value-type="float">
            <text:p>5.06</text:p>
          </table:table-cell>
          <table:table-cell table:style-name="ce10" office:value-type="float" office:value="5.63" calcext:value-type="float">
            <text:p>5.63</text:p>
          </table:table-cell>
          <table:table-cell table:style-name="ce10" office:value-type="float" office:value="52.52" calcext:value-type="float">
            <text:p>52.52</text:p>
          </table:table-cell>
          <table:table-cell table:style-name="ce20" office:value-type="float" office:value="4.863741" calcext:value-type="float">
            <text:p>4.86</text:p>
          </table:table-cell>
          <table:table-cell/>
          <table:table-cell table:style-name="ce4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8.48" calcext:value-type="float">
            <text:p>58.48</text:p>
          </table:table-cell>
          <table:table-cell table:style-name="ce13" office:value-type="float" office:value="59.63" calcext:value-type="float">
            <text:p>59.63</text:p>
          </table:table-cell>
          <table:table-cell table:style-name="ce21" office:value-type="float" office:value="61.1" calcext:value-type="float">
            <text:p>61.10</text:p>
          </table:table-cell>
          <table:table-cell table:style-name="ce21" office:value-type="float" office:value="3.980007" calcext:value-type="float">
            <text:p>3.98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DAP 34</text:p>
          </table:table-cell>
          <table:table-cell table:style-name="ce13" office:value-type="float" office:value="7" calcext:value-type="float">
            <text:p>7</text:p>
          </table:table-cell>
          <table:table-cell table:style-name="ce21" office:value-type="float" office:value="59.2" calcext:value-type="float">
            <text:p>59.20</text:p>
          </table:table-cell>
          <table:table-cell table:style-name="ce13" office:value-type="float" office:value="59.63" calcext:value-type="float">
            <text:p>59.63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8.720374" calcext:value-type="float">
            <text:p>8.72</text:p>
          </table:table-cell>
          <table:table-cell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7.46" calcext:value-type="float">
            <text:p>7.46</text:p>
          </table:table-cell>
          <table:table-cell table:style-name="ce10" office:value-type="float" office:value="52.52" calcext:value-type="float">
            <text:p>52.52</text:p>
          </table:table-cell>
          <table:table-cell table:style-name="ce20" office:value-type="float" office:value="4.162355" calcext:value-type="float">
            <text:p>4.16</text:p>
          </table:table-cell>
        </table:table-row>
        <table:table-row table:style-name="ro1">
          <table:table-cell office:value-type="string" calcext:value-type="string">
            <text:p>X08.20_convexHullArea_Average_Normalized</text:p>
          </table:table-cell>
          <table:table-cell table:number-columns-repeated="6"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27" calcext:value-type="float">
            <text:p>5.27</text:p>
          </table:table-cell>
          <table:table-cell table:style-name="ce10" office:value-type="float" office:value="51.93" calcext:value-type="float">
            <text:p>51.93</text:p>
          </table:table-cell>
          <table:table-cell table:style-name="ce10" office:value-type="float" office:value="52.82" calcext:value-type="float">
            <text:p>52.82</text:p>
          </table:table-cell>
          <table:table-cell table:style-name="ce20" office:value-type="float" office:value="3.887663" calcext:value-type="float">
            <text:p>3.89</text:p>
          </table:table-cell>
          <table:table-cell/>
          <table:table-cell table:style-name="ce4" office:value-type="string" calcext:value-type="string">
            <text:p>DAP 3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.1" calcext:value-type="float">
            <text:p>40.1</text:p>
          </table:table-cell>
          <table:table-cell table:style-name="ce17" office:value-type="float" office:value="42.77" calcext:value-type="float">
            <text:p>42.77</text:p>
          </table:table-cell>
          <table:table-cell table:style-name="ce17" office:value-type="float" office:value="44.83" calcext:value-type="float">
            <text:p>44.83</text:p>
          </table:table-cell>
          <table:table-cell table:style-name="ce25" office:value-type="float" office:value="5.597073" calcext:value-type="float">
            <text:p>5.60</text:p>
          </table:table-cell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3"/>
          <table:table-cell table:style-name="ce4" office:value-type="string" calcext:value-type="string">
            <text:p>DAP 3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9.2" calcext:value-type="float">
            <text:p>59.2</text:p>
          </table:table-cell>
          <table:table-cell table:style-name="ce13" office:value-type="float" office:value="59.63" calcext:value-type="float">
            <text:p>59.63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10.868478" calcext:value-type="float">
            <text:p>10.87</text:p>
          </table:table-cell>
          <table:table-cell/>
          <table:table-cell table:style-name="ce4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9.05" calcext:value-type="float">
            <text:p>59.05</text:p>
          </table:table-cell>
          <table:table-cell table:style-name="ce13" office:value-type="float" office:value="59.85" calcext:value-type="float">
            <text:p>59.85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7.90221" calcext:value-type="float">
            <text:p>7.90</text:p>
          </table:table-cell>
        </table:table-row>
        <table:table-row table:style-name="ro1">
          <table:table-cell office:value-type="string" calcext:value-type="string">
            <text:p>7_59051509_SNP</text:p>
          </table:table-cell>
          <table:table-cell office:value-type="float" office:value="7" calcext:value-type="float">
            <text:p>7</text:p>
          </table:table-cell>
          <table:table-cell office:value-type="float" office:value="68.20711" calcext:value-type="float">
            <text:p>68.20711</text:p>
          </table:table-cell>
          <table:table-cell office:value-type="float" office:value="6.765396" calcext:value-type="float">
            <text:p>6.765396</text:p>
          </table:table-cell>
          <table:table-cell table:number-columns-repeated="3"/>
          <table:table-cell table:style-name="ce4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.55" calcext:value-type="float">
            <text:p>5.55</text:p>
          </table:table-cell>
          <table:table-cell table:style-name="ce10" office:value-type="float" office:value="52.24" calcext:value-type="float">
            <text:p>52.24</text:p>
          </table:table-cell>
          <table:table-cell table:style-name="ce10" office:value-type="float" office:value="52.82" calcext:value-type="float">
            <text:p>52.82</text:p>
          </table:table-cell>
          <table:table-cell table:style-name="ce20" office:value-type="float" office:value="3.945014" calcext:value-type="float">
            <text:p>3.95</text:p>
          </table:table-cell>
          <table:table-cell/>
          <table:table-cell table:style-name="ce4" office:value-type="string" calcext:value-type="string">
            <text:p>DAP 44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float" office:value="40.1" calcext:value-type="float">
            <text:p>40.10</text:p>
          </table:table-cell>
          <table:table-cell table:style-name="ce25" office:value-type="float" office:value="43.3" calcext:value-type="float">
            <text:p>43.30</text:p>
          </table:table-cell>
          <table:table-cell table:style-name="ce17" office:value-type="float" office:value="44.83" calcext:value-type="float">
            <text:p>44.83</text:p>
          </table:table-cell>
          <table:table-cell table:style-name="ce25" office:value-type="float" office:value="4.879224" calcext:value-type="float">
            <text:p>4.88</text:p>
          </table:table-cell>
        </table:table-row>
        <table:table-row table:style-name="ro1">
          <table:table-cell office:value-type="string" calcext:value-type="string">
            <text:p>7_59533447_SNP</text:p>
          </table:table-cell>
          <table:table-cell office:value-type="float" office:value="7" calcext:value-type="float">
            <text:p>7</text:p>
          </table:table-cell>
          <table:table-cell office:value-type="float" office:value="71.97747" calcext:value-type="float">
            <text:p>71.97747</text:p>
          </table:table-cell>
          <table:table-cell office:value-type="float" office:value="9.669054" calcext:value-type="float">
            <text:p>9.669054</text:p>
          </table:table-cell>
          <table:table-cell table:number-columns-repeated="3"/>
          <table:table-cell table:style-name="ce7" office:value-type="string" calcext:value-type="string">
            <text:p>DAP 4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9.05" calcext:value-type="float">
            <text:p>59.05</text:p>
          </table:table-cell>
          <table:table-cell table:style-name="ce13" office:value-type="float" office:value="59.53" calcext:value-type="float">
            <text:p>59.53</text:p>
          </table:table-cell>
          <table:table-cell table:style-name="ce13" office:value-type="float" office:value="59.99" calcext:value-type="float">
            <text:p>59.99</text:p>
          </table:table-cell>
          <table:table-cell table:style-name="ce21" office:value-type="float" office:value="9.669054" calcext:value-type="float">
            <text:p>9.67</text:p>
          </table:table-cell>
          <table:table-cell/>
          <table:table-cell table:style-name="ce5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59.2" calcext:value-type="float">
            <text:p>59.2</text:p>
          </table:table-cell>
          <table:table-cell table:style-name="ce15" office:value-type="float" office:value="59.65" calcext:value-type="float">
            <text:p>59.65</text:p>
          </table:table-cell>
          <table:table-cell table:style-name="ce15" office:value-type="float" office:value="59.99" calcext:value-type="float">
            <text:p>59.99</text:p>
          </table:table-cell>
          <table:table-cell table:style-name="ce22" office:value-type="float" office:value="9.80769" calcext:value-type="float">
            <text:p>9.81</text:p>
          </table:table-cell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6.740145" calcext:value-type="float">
            <text:p>6.740145</text:p>
          </table:table-cell>
          <table:table-cell table:number-columns-repeated="3"/>
          <table:table-cell table:style-name="ce5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.54" calcext:value-type="float">
            <text:p>6.54</text:p>
          </table:table-cell>
          <table:table-cell table:style-name="ce18" office:value-type="float" office:value="52.24" calcext:value-type="float">
            <text:p>52.24</text:p>
          </table:table-cell>
          <table:table-cell table:style-name="ce18" office:value-type="float" office:value="52.82" calcext:value-type="float">
            <text:p>52.82</text:p>
          </table:table-cell>
          <table:table-cell table:style-name="ce26" office:value-type="float" office:value="3.954287" calcext:value-type="float">
            <text:p>3.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6540182_indel</text:p>
          </table:table-cell>
          <table:table-cell office:value-type="float" office:value="10" calcext:value-type="float">
            <text:p>10</text:p>
          </table:table-cell>
          <table:table-cell office:value-type="float" office:value="44.20382" calcext:value-type="float">
            <text:p>44.20382</text:p>
          </table:table-cell>
          <table:table-cell office:value-type="float" office:value="1.560083" calcext:value-type="float">
            <text:p>1.5600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241482_SNP</text:p>
          </table:table-cell>
          <table:table-cell office:value-type="float" office:value="10" calcext:value-type="float">
            <text:p>10</text:p>
          </table:table-cell>
          <table:table-cell office:value-type="float" office:value="76.37291" calcext:value-type="float">
            <text:p>76.37291</text:p>
          </table:table-cell>
          <table:table-cell office:value-type="float" office:value="3.954287" calcext:value-type="float">
            <text:p>3.9542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940294" calcext:value-type="float">
            <text:p>1.940294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3.090981" calcext:value-type="float">
            <text:p>3.0909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630305_SNP</text:p>
          </table:table-cell>
          <table:table-cell office:value-type="float" office:value="10" calcext:value-type="float">
            <text:p>10</text:p>
          </table:table-cell>
          <table:table-cell office:value-type="float" office:value="38.81872" calcext:value-type="float">
            <text:p>38.81872</text:p>
          </table:table-cell>
          <table:table-cell office:value-type="float" office:value="5.874536" calcext:value-type="float">
            <text:p>5.8745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7591072_SNP</text:p>
          </table:table-cell>
          <table:table-cell office:value-type="float" office:value="10" calcext:value-type="float">
            <text:p>10</text:p>
          </table:table-cell>
          <table:table-cell office:value-type="float" office:value="49.27137" calcext:value-type="float">
            <text:p>49.27137</text:p>
          </table:table-cell>
          <table:table-cell office:value-type="float" office:value="3.311042" calcext:value-type="float">
            <text:p>3.31104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_65264119_SNP</text:p>
          </table:table-cell>
          <table:table-cell office:value-type="float" office:value="3" calcext:value-type="float">
            <text:p>3</text:p>
          </table:table-cell>
          <table:table-cell office:value-type="float" office:value="130.997" calcext:value-type="float">
            <text:p>130.997</text:p>
          </table:table-cell>
          <table:table-cell office:value-type="float" office:value="1.385952" calcext:value-type="float">
            <text:p>1.3859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_66412646_SNP</text:p>
          </table:table-cell>
          <table:table-cell office:value-type="float" office:value="3" calcext:value-type="float">
            <text:p>3</text:p>
          </table:table-cell>
          <table:table-cell office:value-type="float" office:value="134.3554" calcext:value-type="float">
            <text:p>134.3554</text:p>
          </table:table-cell>
          <table:table-cell office:value-type="float" office:value="3.626559" calcext:value-type="float">
            <text:p>3.6265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_69075110_indel</text:p>
          </table:table-cell>
          <table:table-cell office:value-type="float" office:value="3" calcext:value-type="float">
            <text:p>3</text:p>
          </table:table-cell>
          <table:table-cell office:value-type="float" office:value="139.9076" calcext:value-type="float">
            <text:p>139.9076</text:p>
          </table:table-cell>
          <table:table-cell office:value-type="float" office:value="1.544135" calcext:value-type="float">
            <text:p>1.5441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017959" calcext:value-type="float">
            <text:p>2.0179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4.107348" calcext:value-type="float">
            <text:p>4.1073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8595206_SNP</text:p>
          </table:table-cell>
          <table:table-cell office:value-type="float" office:value="10" calcext:value-type="float">
            <text:p>10</text:p>
          </table:table-cell>
          <table:table-cell office:value-type="float" office:value="57.42082" calcext:value-type="float">
            <text:p>57.42082</text:p>
          </table:table-cell>
          <table:table-cell office:value-type="float" office:value="1.728836" calcext:value-type="float">
            <text:p>1.72883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5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8852992_SNP</text:p>
          </table:table-cell>
          <table:table-cell office:value-type="float" office:value="7" calcext:value-type="float">
            <text:p>7</text:p>
          </table:table-cell>
          <table:table-cell office:value-type="float" office:value="67.18006" calcext:value-type="float">
            <text:p>67.18006</text:p>
          </table:table-cell>
          <table:table-cell office:value-type="float" office:value="2.70672" calcext:value-type="float">
            <text:p>2.706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533447_SNP</text:p>
          </table:table-cell>
          <table:table-cell office:value-type="float" office:value="7" calcext:value-type="float">
            <text:p>7</text:p>
          </table:table-cell>
          <table:table-cell office:value-type="float" office:value="71.97747" calcext:value-type="float">
            <text:p>71.97747</text:p>
          </table:table-cell>
          <table:table-cell office:value-type="float" office:value="4.863404" calcext:value-type="float">
            <text:p>4.8634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60945971_SNP</text:p>
          </table:table-cell>
          <table:table-cell office:value-type="float" office:value="7" calcext:value-type="float">
            <text:p>7</text:p>
          </table:table-cell>
          <table:table-cell office:value-type="float" office:value="79.46802" calcext:value-type="float">
            <text:p>79.46802</text:p>
          </table:table-cell>
          <table:table-cell office:value-type="float" office:value="2.621588" calcext:value-type="float">
            <text:p>2.62158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0097072_SNP</text:p>
          </table:table-cell>
          <table:table-cell office:value-type="float" office:value="6" calcext:value-type="float">
            <text:p>6</text:p>
          </table:table-cell>
          <table:table-cell office:value-type="float" office:value="26.22316" calcext:value-type="float">
            <text:p>26.22316</text:p>
          </table:table-cell>
          <table:table-cell office:value-type="float" office:value="1.803159" calcext:value-type="float">
            <text:p>1.8031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4369358_SNP</text:p>
          </table:table-cell>
          <table:table-cell office:value-type="float" office:value="6" calcext:value-type="float">
            <text:p>6</text:p>
          </table:table-cell>
          <table:table-cell office:value-type="float" office:value="34.48329" calcext:value-type="float">
            <text:p>34.48329</text:p>
          </table:table-cell>
          <table:table-cell office:value-type="float" office:value="4.2049" calcext:value-type="float">
            <text:p>4.20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7419607_SNP</text:p>
          </table:table-cell>
          <table:table-cell office:value-type="float" office:value="6" calcext:value-type="float">
            <text:p>6</text:p>
          </table:table-cell>
          <table:table-cell office:value-type="float" office:value="45.93241" calcext:value-type="float">
            <text:p>45.93241</text:p>
          </table:table-cell>
          <table:table-cell office:value-type="float" office:value="2.093131" calcext:value-type="float">
            <text:p>2.0931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051509_SNP</text:p>
          </table:table-cell>
          <table:table-cell office:value-type="float" office:value="7" calcext:value-type="float">
            <text:p>7</text:p>
          </table:table-cell>
          <table:table-cell office:value-type="float" office:value="68.20711" calcext:value-type="float">
            <text:p>68.20711</text:p>
          </table:table-cell>
          <table:table-cell office:value-type="float" office:value="5.269497" calcext:value-type="float">
            <text:p>5.2694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8.728711" calcext:value-type="float">
            <text:p>8.7287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6.024588" calcext:value-type="float">
            <text:p>6.02458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plant_maxGeodesic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7288688_SNP</text:p>
          </table:table-cell>
          <table:table-cell office:value-type="float" office:value="7" calcext:value-type="float">
            <text:p>7</text:p>
          </table:table-cell>
          <table:table-cell office:value-type="float" office:value="59.35286" calcext:value-type="float">
            <text:p>59.35286</text:p>
          </table:table-cell>
          <table:table-cell office:value-type="float" office:value="1.661956" calcext:value-type="float">
            <text:p>1.6619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3.936837" calcext:value-type="float">
            <text:p>3.9368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60945971_SNP</text:p>
          </table:table-cell>
          <table:table-cell office:value-type="float" office:value="7" calcext:value-type="float">
            <text:p>7</text:p>
          </table:table-cell>
          <table:table-cell office:value-type="float" office:value="79.46802" calcext:value-type="float">
            <text:p>79.46802</text:p>
          </table:table-cell>
          <table:table-cell office:value-type="float" office:value="1.852374" calcext:value-type="float">
            <text:p>1.8523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714074" calcext:value-type="float">
            <text:p>2.7140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6849217_SNP</text:p>
          </table:table-cell>
          <table:table-cell office:value-type="float" office:value="10" calcext:value-type="float">
            <text:p>10</text:p>
          </table:table-cell>
          <table:table-cell office:value-type="float" office:value="46.08512" calcext:value-type="float">
            <text:p>46.08512</text:p>
          </table:table-cell>
          <table:table-cell office:value-type="float" office:value="5.930168" calcext:value-type="float">
            <text:p>5.9301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6968093_SNP</text:p>
          </table:table-cell>
          <table:table-cell office:value-type="float" office:value="10" calcext:value-type="float">
            <text:p>10</text:p>
          </table:table-cell>
          <table:table-cell office:value-type="float" office:value="46.29972" calcext:value-type="float">
            <text:p>46.29972</text:p>
          </table:table-cell>
          <table:table-cell office:value-type="float" office:value="5.930168" calcext:value-type="float">
            <text:p>5.93016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plant_maxGeodesic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5.135077" calcext:value-type="float">
            <text:p>5.1350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7.372148" calcext:value-type="float">
            <text:p>7.3721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136622" calcext:value-type="float">
            <text:p>5.1366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3.231829" calcext:value-type="float">
            <text:p>3.2318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5.85522" calcext:value-type="float">
            <text:p>5.855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3.500758" calcext:value-type="float">
            <text:p>3.50075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5_plant_maxGeodesic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7.030784" calcext:value-type="float">
            <text:p>7.0307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9.156705" calcext:value-type="float">
            <text:p>9.1567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628181" calcext:value-type="float">
            <text:p>5.6281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2.470378" calcext:value-type="float">
            <text:p>2.4703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4.703749" calcext:value-type="float">
            <text:p>4.7037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2.615043" calcext:value-type="float">
            <text:p>2.61504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plant_maxGeodesic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066670_SNP</text:p>
          </table:table-cell>
          <table:table-cell office:value-type="float" office:value="4" calcext:value-type="float">
            <text:p>4</text:p>
          </table:table-cell>
          <table:table-cell office:value-type="float" office:value="109.7731" calcext:value-type="float">
            <text:p>109.7731</text:p>
          </table:table-cell>
          <table:table-cell office:value-type="float" office:value="2.40378" calcext:value-type="float">
            <text:p>2.403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906270_SNP</text:p>
          </table:table-cell>
          <table:table-cell office:value-type="float" office:value="4" calcext:value-type="float">
            <text:p>4</text:p>
          </table:table-cell>
          <table:table-cell office:value-type="float" office:value="115.9669" calcext:value-type="float">
            <text:p>115.9669</text:p>
          </table:table-cell>
          <table:table-cell office:value-type="float" office:value="4.575463" calcext:value-type="float">
            <text:p>4.5754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3849561_SNP</text:p>
          </table:table-cell>
          <table:table-cell office:value-type="float" office:value="4" calcext:value-type="float">
            <text:p>4</text:p>
          </table:table-cell>
          <table:table-cell office:value-type="float" office:value="121.6734" calcext:value-type="float">
            <text:p>121.6734</text:p>
          </table:table-cell>
          <table:table-cell office:value-type="float" office:value="2.500444" calcext:value-type="float">
            <text:p>2.5004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5.950772" calcext:value-type="float">
            <text:p>5.950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8.163437" calcext:value-type="float">
            <text:p>8.1634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383443" calcext:value-type="float">
            <text:p>5.38344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centroid_zCoord_minus_aabbMinZ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402285_SNP</text:p>
          </table:table-cell>
          <table:table-cell office:value-type="float" office:value="10" calcext:value-type="float">
            <text:p>10</text:p>
          </table:table-cell>
          <table:table-cell office:value-type="float" office:value="37.26301" calcext:value-type="float">
            <text:p>37.26301</text:p>
          </table:table-cell>
          <table:table-cell office:value-type="float" office:value="3.682287" calcext:value-type="float">
            <text:p>3.6822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7478172_SNP</text:p>
          </table:table-cell>
          <table:table-cell office:value-type="float" office:value="10" calcext:value-type="float">
            <text:p>10</text:p>
          </table:table-cell>
          <table:table-cell office:value-type="float" office:value="48.26723" calcext:value-type="float">
            <text:p>48.26723</text:p>
          </table:table-cell>
          <table:table-cell office:value-type="float" office:value="6.595609" calcext:value-type="float">
            <text:p>6.5956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49623780_SNP</text:p>
          </table:table-cell>
          <table:table-cell office:value-type="float" office:value="10" calcext:value-type="float">
            <text:p>10</text:p>
          </table:table-cell>
          <table:table-cell office:value-type="float" office:value="72.70959" calcext:value-type="float">
            <text:p>72.70959</text:p>
          </table:table-cell>
          <table:table-cell office:value-type="float" office:value="4.30705" calcext:value-type="float">
            <text:p>4.3070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centroid_zCoord_minus_aabbMinZ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3.164826" calcext:value-type="float">
            <text:p>3.1648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6.723591" calcext:value-type="float">
            <text:p>6.7235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8206247_SNP</text:p>
          </table:table-cell>
          <table:table-cell office:value-type="float" office:value="10" calcext:value-type="float">
            <text:p>10</text:p>
          </table:table-cell>
          <table:table-cell office:value-type="float" office:value="56.37771" calcext:value-type="float">
            <text:p>56.37771</text:p>
          </table:table-cell>
          <table:table-cell office:value-type="float" office:value="4.565072" calcext:value-type="float">
            <text:p>4.56507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5_centroid_zCoord_minus_aabbMinZ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333339" calcext:value-type="float">
            <text:p>2.3333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5.676659" calcext:value-type="float">
            <text:p>5.6766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48939170_indel</text:p>
          </table:table-cell>
          <table:table-cell office:value-type="float" office:value="10" calcext:value-type="float">
            <text:p>10</text:p>
          </table:table-cell>
          <table:table-cell office:value-type="float" office:value="71.85471" calcext:value-type="float">
            <text:p>71.85471</text:p>
          </table:table-cell>
          <table:table-cell office:value-type="float" office:value="3.652278" calcext:value-type="float">
            <text:p>3.65227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total_surface_area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061840_SNP</text:p>
          </table:table-cell>
          <table:table-cell office:value-type="float" office:value="10" calcext:value-type="float">
            <text:p>10</text:p>
          </table:table-cell>
          <table:table-cell office:value-type="float" office:value="35.07126" calcext:value-type="float">
            <text:p>35.07126</text:p>
          </table:table-cell>
          <table:table-cell office:value-type="float" office:value="1.21753" calcext:value-type="float">
            <text:p>1.217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6849217_SNP</text:p>
          </table:table-cell>
          <table:table-cell office:value-type="float" office:value="10" calcext:value-type="float">
            <text:p>10</text:p>
          </table:table-cell>
          <table:table-cell office:value-type="float" office:value="46.08512" calcext:value-type="float">
            <text:p>46.08512</text:p>
          </table:table-cell>
          <table:table-cell office:value-type="float" office:value="3.552654" calcext:value-type="float">
            <text:p>3.5526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6968093_SNP</text:p>
          </table:table-cell>
          <table:table-cell office:value-type="float" office:value="10" calcext:value-type="float">
            <text:p>10</text:p>
          </table:table-cell>
          <table:table-cell office:value-type="float" office:value="46.29972" calcext:value-type="float">
            <text:p>46.29972</text:p>
          </table:table-cell>
          <table:table-cell office:value-type="float" office:value="3.552654" calcext:value-type="float">
            <text:p>3.5526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1.433629" calcext:value-type="float">
            <text:p>1.43362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total_surface_area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551100_SNP</text:p>
          </table:table-cell>
          <table:table-cell office:value-type="float" office:value="10" calcext:value-type="float">
            <text:p>10</text:p>
          </table:table-cell>
          <table:table-cell office:value-type="float" office:value="38.40798" calcext:value-type="float">
            <text:p>38.40798</text:p>
          </table:table-cell>
          <table:table-cell office:value-type="float" office:value="1.6506" calcext:value-type="float">
            <text:p>1.65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1933395_SNP</text:p>
          </table:table-cell>
          <table:table-cell office:value-type="float" office:value="10" calcext:value-type="float">
            <text:p>10</text:p>
          </table:table-cell>
          <table:table-cell office:value-type="float" office:value="75.71874" calcext:value-type="float">
            <text:p>75.71874</text:p>
          </table:table-cell>
          <table:table-cell office:value-type="float" office:value="3.822648" calcext:value-type="float">
            <text:p>3.8226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823689_indel</text:p>
          </table:table-cell>
          <table:table-cell office:value-type="float" office:value="10" calcext:value-type="float">
            <text:p>10</text:p>
          </table:table-cell>
          <table:table-cell office:value-type="float" office:value="79.76983" calcext:value-type="float">
            <text:p>79.76983</text:p>
          </table:table-cell>
          <table:table-cell office:value-type="float" office:value="1.594178" calcext:value-type="float">
            <text:p>1.59417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total_surface_area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stem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2.96794" calcext:value-type="float">
            <text:p>2.967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6.028294" calcext:value-type="float">
            <text:p>6.0282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241482_SNP</text:p>
          </table:table-cell>
          <table:table-cell office:value-type="float" office:value="10" calcext:value-type="float">
            <text:p>10</text:p>
          </table:table-cell>
          <table:table-cell office:value-type="float" office:value="76.37291" calcext:value-type="float">
            <text:p>76.37291</text:p>
          </table:table-cell>
          <table:table-cell office:value-type="float" office:value="3.89146" calcext:value-type="float">
            <text:p>3.8914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stem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247105_SNP</text:p>
          </table:table-cell>
          <table:table-cell office:value-type="float" office:value="6" calcext:value-type="float">
            <text:p>6</text:p>
          </table:table-cell>
          <table:table-cell office:value-type="float" office:value="1.272634" calcext:value-type="float">
            <text:p>1.272634</text:p>
          </table:table-cell>
          <table:table-cell office:value-type="float" office:value="1.225099" calcext:value-type="float">
            <text:p>1.2250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2667578_SNP</text:p>
          </table:table-cell>
          <table:table-cell office:value-type="float" office:value="6" calcext:value-type="float">
            <text:p>6</text:p>
          </table:table-cell>
          <table:table-cell office:value-type="float" office:value="31.040059" calcext:value-type="float">
            <text:p>31.040059</text:p>
          </table:table-cell>
          <table:table-cell office:value-type="float" office:value="4.205615" calcext:value-type="float">
            <text:p>4.2056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6017027_SNP</text:p>
          </table:table-cell>
          <table:table-cell office:value-type="float" office:value="6" calcext:value-type="float">
            <text:p>6</text:p>
          </table:table-cell>
          <table:table-cell office:value-type="float" office:value="42.390913" calcext:value-type="float">
            <text:p>42.390913</text:p>
          </table:table-cell>
          <table:table-cell office:value-type="float" office:value="2.18315" calcext:value-type="float">
            <text:p>2.183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8476664_SNP</text:p>
          </table:table-cell>
          <table:table-cell office:value-type="float" office:value="7" calcext:value-type="float">
            <text:p>7</text:p>
          </table:table-cell>
          <table:table-cell office:value-type="float" office:value="65.64187" calcext:value-type="float">
            <text:p>65.64187</text:p>
          </table:table-cell>
          <table:table-cell office:value-type="float" office:value="1.494735" calcext:value-type="float">
            <text:p>1.4947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31468_indel</text:p>
          </table:table-cell>
          <table:table-cell office:value-type="float" office:value="7" calcext:value-type="float">
            <text:p>7</text:p>
          </table:table-cell>
          <table:table-cell office:value-type="float" office:value="72.89667" calcext:value-type="float">
            <text:p>72.89667</text:p>
          </table:table-cell>
          <table:table-cell office:value-type="float" office:value="3.980007" calcext:value-type="float">
            <text:p>3.980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61098841_SNP</text:p>
          </table:table-cell>
          <table:table-cell office:value-type="float" office:value="7" calcext:value-type="float">
            <text:p>7</text:p>
          </table:table-cell>
          <table:table-cell office:value-type="float" office:value="80.58465" calcext:value-type="float">
            <text:p>80.58465</text:p>
          </table:table-cell>
          <table:table-cell office:value-type="float" office:value="1.408548" calcext:value-type="float">
            <text:p>1.4085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67950_SNP</text:p>
          </table:table-cell>
          <table:table-cell office:value-type="float" office:value="10" calcext:value-type="float">
            <text:p>10</text:p>
          </table:table-cell>
          <table:table-cell office:value-type="float" office:value="36.84879" calcext:value-type="float">
            <text:p>36.84879</text:p>
          </table:table-cell>
          <table:table-cell office:value-type="float" office:value="1.871519" calcext:value-type="float">
            <text:p>1.8715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7462982_SNP</text:p>
          </table:table-cell>
          <table:table-cell office:value-type="float" office:value="10" calcext:value-type="float">
            <text:p>10</text:p>
          </table:table-cell>
          <table:table-cell office:value-type="float" office:value="48.03513" calcext:value-type="float">
            <text:p>48.03513</text:p>
          </table:table-cell>
          <table:table-cell office:value-type="float" office:value="4.162355" calcext:value-type="float">
            <text:p>4.1623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2520368_SNP</text:p>
          </table:table-cell>
          <table:table-cell office:value-type="float" office:value="10" calcext:value-type="float">
            <text:p>10</text:p>
          </table:table-cell>
          <table:table-cell office:value-type="float" office:value="78.08821" calcext:value-type="float">
            <text:p>78.08821</text:p>
          </table:table-cell>
          <table:table-cell office:value-type="float" office:value="1.699744" calcext:value-type="float">
            <text:p>1.699744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5_stem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0097072_SNP</text:p>
          </table:table-cell>
          <table:table-cell office:value-type="float" office:value="6" calcext:value-type="float">
            <text:p>6</text:p>
          </table:table-cell>
          <table:table-cell office:value-type="float" office:value="26.22316" calcext:value-type="float">
            <text:p>26.22316</text:p>
          </table:table-cell>
          <table:table-cell office:value-type="float" office:value="2.9998" calcext:value-type="float">
            <text:p>2.99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2771012_SNP</text:p>
          </table:table-cell>
          <table:table-cell office:value-type="float" office:value="6" calcext:value-type="float">
            <text:p>6</text:p>
          </table:table-cell>
          <table:table-cell office:value-type="float" office:value="31.59335" calcext:value-type="float">
            <text:p>31.59335</text:p>
          </table:table-cell>
          <table:table-cell office:value-type="float" office:value="5.597073" calcext:value-type="float">
            <text:p>5.5970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4831606_SNP</text:p>
          </table:table-cell>
          <table:table-cell office:value-type="float" office:value="6" calcext:value-type="float">
            <text:p>6</text:p>
          </table:table-cell>
          <table:table-cell office:value-type="float" office:value="36.60582" calcext:value-type="float">
            <text:p>36.60582</text:p>
          </table:table-cell>
          <table:table-cell office:value-type="float" office:value="2.546614" calcext:value-type="float">
            <text:p>2.5466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051509_SNP</text:p>
          </table:table-cell>
          <table:table-cell office:value-type="float" office:value="7" calcext:value-type="float">
            <text:p>7</text:p>
          </table:table-cell>
          <table:table-cell office:value-type="float" office:value="68.20711" calcext:value-type="float">
            <text:p>68.20711</text:p>
          </table:table-cell>
          <table:table-cell office:value-type="float" office:value="4.824212" calcext:value-type="float">
            <text:p>4.8242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847033_indel</text:p>
          </table:table-cell>
          <table:table-cell office:value-type="float" office:value="7" calcext:value-type="float">
            <text:p>7</text:p>
          </table:table-cell>
          <table:table-cell office:value-type="float" office:value="73.75578" calcext:value-type="float">
            <text:p>73.75578</text:p>
          </table:table-cell>
          <table:table-cell office:value-type="float" office:value="7.90221" calcext:value-type="float">
            <text:p>7.902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4.947333" calcext:value-type="float">
            <text:p>4.94733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stem_axisAligned_bbox_zDistance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0097072_SNP</text:p>
          </table:table-cell>
          <table:table-cell office:value-type="float" office:value="6" calcext:value-type="float">
            <text:p>6</text:p>
          </table:table-cell>
          <table:table-cell office:value-type="float" office:value="26.22316" calcext:value-type="float">
            <text:p>26.22316</text:p>
          </table:table-cell>
          <table:table-cell office:value-type="float" office:value="2.377423" calcext:value-type="float">
            <text:p>2.3774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3304972_SNP</text:p>
          </table:table-cell>
          <table:table-cell office:value-type="float" office:value="6" calcext:value-type="float">
            <text:p>6</text:p>
          </table:table-cell>
          <table:table-cell office:value-type="float" office:value="32.6582" calcext:value-type="float">
            <text:p>32.6582</text:p>
          </table:table-cell>
          <table:table-cell office:value-type="float" office:value="4.879224" calcext:value-type="float">
            <text:p>4.8792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4831606_SNP</text:p>
          </table:table-cell>
          <table:table-cell office:value-type="float" office:value="6" calcext:value-type="float">
            <text:p>6</text:p>
          </table:table-cell>
          <table:table-cell office:value-type="float" office:value="36.60582" calcext:value-type="float">
            <text:p>36.60582</text:p>
          </table:table-cell>
          <table:table-cell office:value-type="float" office:value="1.594342" calcext:value-type="float">
            <text:p>1.5943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7.600204" calcext:value-type="float">
            <text:p>7.6002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9.80769" calcext:value-type="float">
            <text:p>9.807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6.452767" calcext:value-type="float">
            <text:p>6.452767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leafAvg_345_angleAtFixedLength_76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8476664_SNP</text:p>
          </table:table-cell>
          <table:table-cell office:value-type="float" office:value="7" calcext:value-type="float">
            <text:p>7</text:p>
          </table:table-cell>
          <table:table-cell office:value-type="float" office:value="65.64187" calcext:value-type="float">
            <text:p>65.64187</text:p>
          </table:table-cell>
          <table:table-cell office:value-type="float" office:value="3.836121" calcext:value-type="float">
            <text:p>3.8361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847033_indel</text:p>
          </table:table-cell>
          <table:table-cell office:value-type="float" office:value="7" calcext:value-type="float">
            <text:p>7</text:p>
          </table:table-cell>
          <table:table-cell office:value-type="float" office:value="73.75578" calcext:value-type="float">
            <text:p>73.75578</text:p>
          </table:table-cell>
          <table:table-cell office:value-type="float" office:value="6.889917" calcext:value-type="float">
            <text:p>6.889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867828_SNP</text:p>
          </table:table-cell>
          <table:table-cell office:value-type="float" office:value="7" calcext:value-type="float">
            <text:p>7</text:p>
          </table:table-cell>
          <table:table-cell office:value-type="float" office:value="73.86532" calcext:value-type="float">
            <text:p>73.86532</text:p>
          </table:table-cell>
          <table:table-cell office:value-type="float" office:value="6.889917" calcext:value-type="float">
            <text:p>6.889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60278391_SNP</text:p>
          </table:table-cell>
          <table:table-cell office:value-type="float" office:value="7" calcext:value-type="float">
            <text:p>7</text:p>
          </table:table-cell>
          <table:table-cell office:value-type="float" office:value="77.58514" calcext:value-type="float">
            <text:p>77.58514</text:p>
          </table:table-cell>
          <table:table-cell office:value-type="float" office:value="4.462746" calcext:value-type="float">
            <text:p>4.46274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leafAvg_345_angleAtFixedLength_76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_7112750_SNP</text:p>
          </table:table-cell>
          <table:table-cell office:value-type="float" office:value="3" calcext:value-type="float">
            <text:p>3</text:p>
          </table:table-cell>
          <table:table-cell office:value-type="float" office:value="42.58611" calcext:value-type="float">
            <text:p>42.58611</text:p>
          </table:table-cell>
          <table:table-cell office:value-type="float" office:value="2.123953" calcext:value-type="float">
            <text:p>2.1239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_9609607_SNP</text:p>
          </table:table-cell>
          <table:table-cell office:value-type="float" office:value="3" calcext:value-type="float">
            <text:p>3</text:p>
          </table:table-cell>
          <table:table-cell office:value-type="float" office:value="57.53993" calcext:value-type="float">
            <text:p>57.53993</text:p>
          </table:table-cell>
          <table:table-cell office:value-type="float" office:value="4.125199" calcext:value-type="float">
            <text:p>4.1251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_11463247_indel</text:p>
          </table:table-cell>
          <table:table-cell office:value-type="float" office:value="3" calcext:value-type="float">
            <text:p>3</text:p>
          </table:table-cell>
          <table:table-cell office:value-type="float" office:value="62.75943" calcext:value-type="float">
            <text:p>62.75943</text:p>
          </table:table-cell>
          <table:table-cell office:value-type="float" office:value="1.546577" calcext:value-type="float">
            <text:p>1.5465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51925155_SNP</text:p>
          </table:table-cell>
          <table:table-cell office:value-type="float" office:value="4" calcext:value-type="float">
            <text:p>4</text:p>
          </table:table-cell>
          <table:table-cell office:value-type="float" office:value="73.519" calcext:value-type="float">
            <text:p>73.519</text:p>
          </table:table-cell>
          <table:table-cell office:value-type="float" office:value="2.525139" calcext:value-type="float">
            <text:p>2.5251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55312647_SNP</text:p>
          </table:table-cell>
          <table:table-cell office:value-type="float" office:value="4" calcext:value-type="float">
            <text:p>4</text:p>
          </table:table-cell>
          <table:table-cell office:value-type="float" office:value="85.30266" calcext:value-type="float">
            <text:p>85.30266</text:p>
          </table:table-cell>
          <table:table-cell office:value-type="float" office:value="4.557458" calcext:value-type="float">
            <text:p>4.5574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56727509_SNP</text:p>
          </table:table-cell>
          <table:table-cell office:value-type="float" office:value="4" calcext:value-type="float">
            <text:p>4</text:p>
          </table:table-cell>
          <table:table-cell office:value-type="float" office:value="89.23559" calcext:value-type="float">
            <text:p>89.23559</text:p>
          </table:table-cell>
          <table:table-cell office:value-type="float" office:value="1.732802" calcext:value-type="float">
            <text:p>1.7328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505307_SNP</text:p>
          </table:table-cell>
          <table:table-cell office:value-type="float" office:value="7" calcext:value-type="float">
            <text:p>7</text:p>
          </table:table-cell>
          <table:table-cell office:value-type="float" office:value="71.35523" calcext:value-type="float">
            <text:p>71.35523</text:p>
          </table:table-cell>
          <table:table-cell office:value-type="float" office:value="8.538744" calcext:value-type="float">
            <text:p>8.538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10.743672" calcext:value-type="float">
            <text:p>10.7436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7.233239" calcext:value-type="float">
            <text:p>7.23323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5_leafAvg_345_angleAtFixedLength_76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481526_SNP</text:p>
          </table:table-cell>
          <table:table-cell office:value-type="float" office:value="7" calcext:value-type="float">
            <text:p>7</text:p>
          </table:table-cell>
          <table:table-cell office:value-type="float" office:value="71.16906" calcext:value-type="float">
            <text:p>71.16906</text:p>
          </table:table-cell>
          <table:table-cell office:value-type="float" office:value="7.692321" calcext:value-type="float">
            <text:p>7.6923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9.759813" calcext:value-type="float">
            <text:p>9.7598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793529" calcext:value-type="float">
            <text:p>5.79352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leafAvg_345_angleAtFixedLength_76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196977_SNP</text:p>
          </table:table-cell>
          <table:table-cell office:value-type="float" office:value="7" calcext:value-type="float">
            <text:p>7</text:p>
          </table:table-cell>
          <table:table-cell office:value-type="float" office:value="69.39977" calcext:value-type="float">
            <text:p>69.39977</text:p>
          </table:table-cell>
          <table:table-cell office:value-type="float" office:value="5.52579" calcext:value-type="float">
            <text:p>5.525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654592_SNP</text:p>
          </table:table-cell>
          <table:table-cell office:value-type="float" office:value="7" calcext:value-type="float">
            <text:p>7</text:p>
          </table:table-cell>
          <table:table-cell office:value-type="float" office:value="73.17079" calcext:value-type="float">
            <text:p>73.17079</text:p>
          </table:table-cell>
          <table:table-cell office:value-type="float" office:value="8.137942" calcext:value-type="float">
            <text:p>8.1379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_59991087_indel</text:p>
          </table:table-cell>
          <table:table-cell office:value-type="float" office:value="7" calcext:value-type="float">
            <text:p>7</text:p>
          </table:table-cell>
          <table:table-cell office:value-type="float" office:value="75.34282" calcext:value-type="float">
            <text:p>75.34282</text:p>
          </table:table-cell>
          <table:table-cell office:value-type="float" office:value="5.122851" calcext:value-type="float">
            <text:p>5.12285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leafAvg_345_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125666_indel</text:p>
          </table:table-cell>
          <table:table-cell office:value-type="float" office:value="10" calcext:value-type="float">
            <text:p>10</text:p>
          </table:table-cell>
          <table:table-cell office:value-type="float" office:value="35.95015" calcext:value-type="float">
            <text:p>35.95015</text:p>
          </table:table-cell>
          <table:table-cell office:value-type="float" office:value="2.043613" calcext:value-type="float">
            <text:p>2.0436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718670_SNP</text:p>
          </table:table-cell>
          <table:table-cell office:value-type="float" office:value="10" calcext:value-type="float">
            <text:p>10</text:p>
          </table:table-cell>
          <table:table-cell office:value-type="float" office:value="39.15109" calcext:value-type="float">
            <text:p>39.15109</text:p>
          </table:table-cell>
          <table:table-cell office:value-type="float" office:value="4.046522" calcext:value-type="float">
            <text:p>4.0465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8595206_SNP</text:p>
          </table:table-cell>
          <table:table-cell office:value-type="float" office:value="10" calcext:value-type="float">
            <text:p>10</text:p>
          </table:table-cell>
          <table:table-cell office:value-type="float" office:value="57.42082" calcext:value-type="float">
            <text:p>57.42082</text:p>
          </table:table-cell>
          <table:table-cell office:value-type="float" office:value="1.684208" calcext:value-type="float">
            <text:p>1.68420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leafAvg_345_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066670_SNP</text:p>
          </table:table-cell>
          <table:table-cell office:value-type="float" office:value="4" calcext:value-type="float">
            <text:p>4</text:p>
          </table:table-cell>
          <table:table-cell office:value-type="float" office:value="109.7731" calcext:value-type="float">
            <text:p>109.7731</text:p>
          </table:table-cell>
          <table:table-cell office:value-type="float" office:value="1.854596" calcext:value-type="float">
            <text:p>1.8545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889512_SNP</text:p>
          </table:table-cell>
          <table:table-cell office:value-type="float" office:value="4" calcext:value-type="float">
            <text:p>4</text:p>
          </table:table-cell>
          <table:table-cell office:value-type="float" office:value="115.8518" calcext:value-type="float">
            <text:p>115.8518</text:p>
          </table:table-cell>
          <table:table-cell office:value-type="float" office:value="3.895113" calcext:value-type="float">
            <text:p>3.8951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906270_SNP</text:p>
          </table:table-cell>
          <table:table-cell office:value-type="float" office:value="4" calcext:value-type="float">
            <text:p>4</text:p>
          </table:table-cell>
          <table:table-cell office:value-type="float" office:value="115.9669" calcext:value-type="float">
            <text:p>115.9669</text:p>
          </table:table-cell>
          <table:table-cell office:value-type="float" office:value="3.895113" calcext:value-type="float">
            <text:p>3.8951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4090182_SNP</text:p>
          </table:table-cell>
          <table:table-cell office:value-type="float" office:value="4" calcext:value-type="float">
            <text:p>4</text:p>
          </table:table-cell>
          <table:table-cell office:value-type="float" office:value="124.6526" calcext:value-type="float">
            <text:p>124.6526</text:p>
          </table:table-cell>
          <table:table-cell office:value-type="float" office:value="1.452431" calcext:value-type="float">
            <text:p>1.45243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5_leafAvg_345_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1226278_SNP</text:p>
          </table:table-cell>
          <table:table-cell office:value-type="float" office:value="10" calcext:value-type="float">
            <text:p>10</text:p>
          </table:table-cell>
          <table:table-cell office:value-type="float" office:value="4.385703" calcext:value-type="float">
            <text:p>4.385703</text:p>
          </table:table-cell>
          <table:table-cell office:value-type="float" office:value="1.923004" calcext:value-type="float">
            <text:p>1.9230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2003120_SNP</text:p>
          </table:table-cell>
          <table:table-cell office:value-type="float" office:value="10" calcext:value-type="float">
            <text:p>10</text:p>
          </table:table-cell>
          <table:table-cell office:value-type="float" office:value="9.66047" calcext:value-type="float">
            <text:p>9.66047</text:p>
          </table:table-cell>
          <table:table-cell office:value-type="float" office:value="4.150053" calcext:value-type="float">
            <text:p>4.150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8206247_SNP</text:p>
          </table:table-cell>
          <table:table-cell office:value-type="float" office:value="10" calcext:value-type="float">
            <text:p>10</text:p>
          </table:table-cell>
          <table:table-cell office:value-type="float" office:value="56.377712" calcext:value-type="float">
            <text:p>56.377712</text:p>
          </table:table-cell>
          <table:table-cell office:value-type="float" office:value="1.927454" calcext:value-type="float">
            <text:p>1.927454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leafAvg_345_leng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57484208_SNP</text:p>
          </table:table-cell>
          <table:table-cell office:value-type="float" office:value="4" calcext:value-type="float">
            <text:p>4</text:p>
          </table:table-cell>
          <table:table-cell office:value-type="float" office:value="92.30818" calcext:value-type="float">
            <text:p>92.30818</text:p>
          </table:table-cell>
          <table:table-cell office:value-type="float" office:value="3.450409" calcext:value-type="float">
            <text:p>3.4504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448585_indel</text:p>
          </table:table-cell>
          <table:table-cell office:value-type="float" office:value="4" calcext:value-type="float">
            <text:p>4</text:p>
          </table:table-cell>
          <table:table-cell office:value-type="float" office:value="112.36303" calcext:value-type="float">
            <text:p>112.36303</text:p>
          </table:table-cell>
          <table:table-cell office:value-type="float" office:value="5.558646" calcext:value-type="float">
            <text:p>5.5586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3395714_SNP</text:p>
          </table:table-cell>
          <table:table-cell office:value-type="float" office:value="4" calcext:value-type="float">
            <text:p>4</text:p>
          </table:table-cell>
          <table:table-cell office:value-type="float" office:value="118.66989" calcext:value-type="float">
            <text:p>118.66989</text:p>
          </table:table-cell>
          <table:table-cell office:value-type="float" office:value="3.549691" calcext:value-type="float">
            <text:p>3.5496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1226278_SNP</text:p>
          </table:table-cell>
          <table:table-cell office:value-type="float" office:value="10" calcext:value-type="float">
            <text:p>10</text:p>
          </table:table-cell>
          <table:table-cell office:value-type="float" office:value="4.385703" calcext:value-type="float">
            <text:p>4.385703</text:p>
          </table:table-cell>
          <table:table-cell office:value-type="float" office:value="2.157494" calcext:value-type="float">
            <text:p>2.1574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2003120_SNP</text:p>
          </table:table-cell>
          <table:table-cell office:value-type="float" office:value="10" calcext:value-type="float">
            <text:p>10</text:p>
          </table:table-cell>
          <table:table-cell office:value-type="float" office:value="9.66047" calcext:value-type="float">
            <text:p>9.66047</text:p>
          </table:table-cell>
          <table:table-cell office:value-type="float" office:value="4.551805" calcext:value-type="float">
            <text:p>4.5518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8206247_SNP</text:p>
          </table:table-cell>
          <table:table-cell office:value-type="float" office:value="10" calcext:value-type="float">
            <text:p>10</text:p>
          </table:table-cell>
          <table:table-cell office:value-type="float" office:value="56.377712" calcext:value-type="float">
            <text:p>56.377712</text:p>
          </table:table-cell>
          <table:table-cell office:value-type="float" office:value="1.86032" calcext:value-type="float">
            <text:p>1.8603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leafAvg_345_wid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0890566_SNP</text:p>
          </table:table-cell>
          <table:table-cell office:value-type="float" office:value="4" calcext:value-type="float">
            <text:p>4</text:p>
          </table:table-cell>
          <table:table-cell office:value-type="float" office:value="105.0423" calcext:value-type="float">
            <text:p>105.0423</text:p>
          </table:table-cell>
          <table:table-cell office:value-type="float" office:value="1.252117" calcext:value-type="float">
            <text:p>1.2521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599717_SNP</text:p>
          </table:table-cell>
          <table:table-cell office:value-type="float" office:value="4" calcext:value-type="float">
            <text:p>4</text:p>
          </table:table-cell>
          <table:table-cell office:value-type="float" office:value="113.8778" calcext:value-type="float">
            <text:p>113.8778</text:p>
          </table:table-cell>
          <table:table-cell office:value-type="float" office:value="3.837905" calcext:value-type="float">
            <text:p>3.8379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4425951_SNP</text:p>
          </table:table-cell>
          <table:table-cell office:value-type="float" office:value="4" calcext:value-type="float">
            <text:p>4</text:p>
          </table:table-cell>
          <table:table-cell office:value-type="float" office:value="126.3435" calcext:value-type="float">
            <text:p>126.3435</text:p>
          </table:table-cell>
          <table:table-cell office:value-type="float" office:value="1.363061" calcext:value-type="float">
            <text:p>1.3630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48451963_SNP</text:p>
          </table:table-cell>
          <table:table-cell office:value-type="float" office:value="6" calcext:value-type="float">
            <text:p>6</text:p>
          </table:table-cell>
          <table:table-cell office:value-type="float" office:value="50.12789" calcext:value-type="float">
            <text:p>50.12789</text:p>
          </table:table-cell>
          <table:table-cell office:value-type="float" office:value="0.6070285" calcext:value-type="float">
            <text:p>0.60702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50972610_SNP</text:p>
          </table:table-cell>
          <table:table-cell office:value-type="float" office:value="6" calcext:value-type="float">
            <text:p>6</text:p>
          </table:table-cell>
          <table:table-cell office:value-type="float" office:value="59.87414" calcext:value-type="float">
            <text:p>59.87414</text:p>
          </table:table-cell>
          <table:table-cell office:value-type="float" office:value="3.4216035" calcext:value-type="float">
            <text:p>3.42160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_55081291_SNP</text:p>
          </table:table-cell>
          <table:table-cell office:value-type="float" office:value="6" calcext:value-type="float">
            <text:p>6</text:p>
          </table:table-cell>
          <table:table-cell office:value-type="float" office:value="79.8193" calcext:value-type="float">
            <text:p>79.8193</text:p>
          </table:table-cell>
          <table:table-cell office:value-type="float" office:value="1.258163" calcext:value-type="float">
            <text:p>1.25816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leafAvg_345_width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0890566_SNP</text:p>
          </table:table-cell>
          <table:table-cell office:value-type="float" office:value="4" calcext:value-type="float">
            <text:p>4</text:p>
          </table:table-cell>
          <table:table-cell office:value-type="float" office:value="105.0423" calcext:value-type="float">
            <text:p>105.0423</text:p>
          </table:table-cell>
          <table:table-cell office:value-type="float" office:value="1.470654" calcext:value-type="float">
            <text:p>1.4706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834413_SNP</text:p>
          </table:table-cell>
          <table:table-cell office:value-type="float" office:value="4" calcext:value-type="float">
            <text:p>4</text:p>
          </table:table-cell>
          <table:table-cell office:value-type="float" office:value="115.552" calcext:value-type="float">
            <text:p>115.552</text:p>
          </table:table-cell>
          <table:table-cell office:value-type="float" office:value="3.756531" calcext:value-type="float">
            <text:p>3.7565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3749683_SNP</text:p>
          </table:table-cell>
          <table:table-cell office:value-type="float" office:value="4" calcext:value-type="float">
            <text:p>4</text:p>
          </table:table-cell>
          <table:table-cell office:value-type="float" office:value="120.7972" calcext:value-type="float">
            <text:p>120.7972</text:p>
          </table:table-cell>
          <table:table-cell office:value-type="float" office:value="1.656631" calcext:value-type="float">
            <text:p>1.65663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03_leafAvg_345_surface_area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1769194_SNP</text:p>
          </table:table-cell>
          <table:table-cell office:value-type="float" office:value="10" calcext:value-type="float">
            <text:p>10</text:p>
          </table:table-cell>
          <table:table-cell office:value-type="float" office:value="8.118932" calcext:value-type="float">
            <text:p>8.118932</text:p>
          </table:table-cell>
          <table:table-cell office:value-type="float" office:value="1.3641264" calcext:value-type="float">
            <text:p>1.36412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5718670_SNP</text:p>
          </table:table-cell>
          <table:table-cell office:value-type="float" office:value="10" calcext:value-type="float">
            <text:p>10</text:p>
          </table:table-cell>
          <table:table-cell office:value-type="float" office:value="39.151086" calcext:value-type="float">
            <text:p>39.151086</text:p>
          </table:table-cell>
          <table:table-cell office:value-type="float" office:value="3.4077718" calcext:value-type="float">
            <text:p>3.40777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9860336_indel</text:p>
          </table:table-cell>
          <table:table-cell office:value-type="float" office:value="10" calcext:value-type="float">
            <text:p>10</text:p>
          </table:table-cell>
          <table:table-cell office:value-type="float" office:value="61.889355" calcext:value-type="float">
            <text:p>61.889355</text:p>
          </table:table-cell>
          <table:table-cell office:value-type="float" office:value="0.9287107" calcext:value-type="float">
            <text:p>0.9287107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0_leafAvg_345_surface_area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222789_SNP</text:p>
          </table:table-cell>
          <table:table-cell office:value-type="float" office:value="4" calcext:value-type="float">
            <text:p>4</text:p>
          </table:table-cell>
          <table:table-cell office:value-type="float" office:value="110.6239" calcext:value-type="float">
            <text:p>110.6239</text:p>
          </table:table-cell>
          <table:table-cell office:value-type="float" office:value="2.739003" calcext:value-type="float">
            <text:p>2.739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889512_SNP</text:p>
          </table:table-cell>
          <table:table-cell office:value-type="float" office:value="4" calcext:value-type="float">
            <text:p>4</text:p>
          </table:table-cell>
          <table:table-cell office:value-type="float" office:value="115.8518" calcext:value-type="float">
            <text:p>115.8518</text:p>
          </table:table-cell>
          <table:table-cell office:value-type="float" office:value="4.885721" calcext:value-type="float">
            <text:p>4.8857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906270_SNP</text:p>
          </table:table-cell>
          <table:table-cell office:value-type="float" office:value="4" calcext:value-type="float">
            <text:p>4</text:p>
          </table:table-cell>
          <table:table-cell office:value-type="float" office:value="115.9669" calcext:value-type="float">
            <text:p>115.9669</text:p>
          </table:table-cell>
          <table:table-cell office:value-type="float" office:value="4.885721" calcext:value-type="float">
            <text:p>4.8857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3907675_SNP</text:p>
          </table:table-cell>
          <table:table-cell office:value-type="float" office:value="4" calcext:value-type="float">
            <text:p>4</text:p>
          </table:table-cell>
          <table:table-cell office:value-type="float" office:value="122.5128" calcext:value-type="float">
            <text:p>122.5128</text:p>
          </table:table-cell>
          <table:table-cell office:value-type="float" office:value="2.677952" calcext:value-type="float">
            <text:p>2.67795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15_leafAvg_345_surface_area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0890566_SNP</text:p>
          </table:table-cell>
          <table:table-cell office:value-type="float" office:value="4" calcext:value-type="float">
            <text:p>4</text:p>
          </table:table-cell>
          <table:table-cell office:value-type="float" office:value="105.0423" calcext:value-type="float">
            <text:p>105.0423</text:p>
          </table:table-cell>
          <table:table-cell office:value-type="float" office:value="1.311807" calcext:value-type="float">
            <text:p>1.3118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448585_indel</text:p>
          </table:table-cell>
          <table:table-cell office:value-type="float" office:value="4" calcext:value-type="float">
            <text:p>4</text:p>
          </table:table-cell>
          <table:table-cell office:value-type="float" office:value="112.363" calcext:value-type="float">
            <text:p>112.363</text:p>
          </table:table-cell>
          <table:table-cell office:value-type="float" office:value="3.461913" calcext:value-type="float">
            <text:p>3.4619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3849561_SNP</text:p>
          </table:table-cell>
          <table:table-cell office:value-type="float" office:value="4" calcext:value-type="float">
            <text:p>4</text:p>
          </table:table-cell>
          <table:table-cell office:value-type="float" office:value="121.6734" calcext:value-type="float">
            <text:p>121.6734</text:p>
          </table:table-cell>
          <table:table-cell office:value-type="float" office:value="1.383824" calcext:value-type="float">
            <text:p>1.3838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1145111_SNP</text:p>
          </table:table-cell>
          <table:table-cell office:value-type="float" office:value="10" calcext:value-type="float">
            <text:p>10</text:p>
          </table:table-cell>
          <table:table-cell office:value-type="float" office:value="3.347044" calcext:value-type="float">
            <text:p>3.347044</text:p>
          </table:table-cell>
          <table:table-cell office:value-type="float" office:value="1.1077048" calcext:value-type="float">
            <text:p>1.10770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1865539_SNP</text:p>
          </table:table-cell>
          <table:table-cell office:value-type="float" office:value="10" calcext:value-type="float">
            <text:p>10</text:p>
          </table:table-cell>
          <table:table-cell office:value-type="float" office:value="8.983681" calcext:value-type="float">
            <text:p>8.983681</text:p>
          </table:table-cell>
          <table:table-cell office:value-type="float" office:value="3.2784273" calcext:value-type="float">
            <text:p>3.27842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_2674120_indel</text:p>
          </table:table-cell>
          <table:table-cell office:value-type="float" office:value="10" calcext:value-type="float">
            <text:p>10</text:p>
          </table:table-cell>
          <table:table-cell office:value-type="float" office:value="18.847641" calcext:value-type="float">
            <text:p>18.847641</text:p>
          </table:table-cell>
          <table:table-cell office:value-type="float" office:value="0.8779071" calcext:value-type="float">
            <text:p>0.877907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X08.20_leafAvg_345_surface_area_Average_Normalize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o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1400733_SNP</text:p>
          </table:table-cell>
          <table:table-cell office:value-type="float" office:value="4" calcext:value-type="float">
            <text:p>4</text:p>
          </table:table-cell>
          <table:table-cell office:value-type="float" office:value="107.0574" calcext:value-type="float">
            <text:p>107.0574</text:p>
          </table:table-cell>
          <table:table-cell office:value-type="float" office:value="2.315245" calcext:value-type="float">
            <text:p>2.3152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2448585_indel</text:p>
          </table:table-cell>
          <table:table-cell office:value-type="float" office:value="4" calcext:value-type="float">
            <text:p>4</text:p>
          </table:table-cell>
          <table:table-cell office:value-type="float" office:value="112.363" calcext:value-type="float">
            <text:p>112.363</text:p>
          </table:table-cell>
          <table:table-cell office:value-type="float" office:value="5.044047" calcext:value-type="float">
            <text:p>5.0440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_63524531_SNP</text:p>
          </table:table-cell>
          <table:table-cell office:value-type="float" office:value="4" calcext:value-type="float">
            <text:p>4</text:p>
          </table:table-cell>
          <table:table-cell office:value-type="float" office:value="119.5241" calcext:value-type="float">
            <text:p>119.5241</text:p>
          </table:table-cell>
          <table:table-cell office:value-type="float" office:value="2.907565" calcext:value-type="float">
            <text:p>2.90756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2"/>
    </number:number-style>
    <number:number-style style:name="N122">
      <number:number number:decimal-places="2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5:57:25.914807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7:12:31.838881100</dc:date>
    <meta:generator>LibreOffice/4.2.8.2$Linux_X86_64 LibreOffice_project/420m0$Build-2</meta:generator>
    <meta:editing-duration>PT9H9M40S</meta:editing-duration>
    <meta:editing-cycles>79</meta:editing-cycles>
    <meta:document-statistic meta:table-count="3" meta:cell-count="2230" meta:object-count="0"/>
  </office:meta>
</office:document-meta>
</file>